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4311in" svg:height="7.8953in" svg:x="6.4717in" svg:y="0.261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382721" calcext:value-type="float">
            <text:p>349.382721</text:p>
          </table:table-cell>
          <table:table-cell office:value-type="float" office:value="7079" calcext:value-type="float">
            <text:p>7079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79620" calcext:value-type="float">
            <text:p>7962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071838" calcext:value-type="float">
            <text:p>349.071838</text:p>
          </table:table-cell>
          <table:table-cell office:value-type="float" office:value="7159" calcext:value-type="float">
            <text:p>7159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2]-[.C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31088299999999" calcext:value-type="float">
            <text:p>0.31088299999999</text:p>
          </table:table-cell>
          <table:table-cell office:value-type="float" office:value="7238" calcext:value-type="float">
            <text:p>7238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3]-[.C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53183" calcext:value-type="float">
            <text:p>349.53183</text:p>
          </table:table-cell>
          <table:table-cell office:value-type="float" office:value="7318" calcext:value-type="float">
            <text:p>7318</text:p>
          </table:table-cell>
          <table:table-cell office:value-type="float" office:value="349.194519" calcext:value-type="float">
            <text:p>349.194519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4]-[.C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993195" calcext:value-type="float">
            <text:p>348.993195</text:p>
          </table:table-cell>
          <table:table-cell office:value-type="float" office:value="7398" calcext:value-type="float">
            <text:p>7398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]-[.C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538634999999999" calcext:value-type="float">
            <text:p>0.538634999999999</text:p>
          </table:table-cell>
          <table:table-cell office:value-type="float" office:value="7478" calcext:value-type="float">
            <text:p>7478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6]-[.C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7" calcext:value-type="float">
            <text:p>7557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7]-[.C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7" calcext:value-type="float">
            <text:p>7</text:p>
          </table:table-cell>
          <table:table-cell office:value-type="float" office:value="7637" calcext:value-type="float">
            <text:p>7637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8]-[.C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717" calcext:value-type="float">
            <text:p>771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9]-[.C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6" calcext:value-type="float">
            <text:p>7796</text:p>
          </table:table-cell>
          <table:table-cell office:value-type="float" office:value="349.154968" calcext:value-type="float">
            <text:p>349.15496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0]-[.C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6" calcext:value-type="float">
            <text:p>7876</text:p>
          </table:table-cell>
          <table:table-cell office:value-type="float" office:value="349.152252" calcext:value-type="float">
            <text:p>349.152252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11]-[.C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6" calcext:value-type="float">
            <text:p>7956</text:p>
          </table:table-cell>
          <table:table-cell office:value-type="float" office:value="349.169525" calcext:value-type="float">
            <text:p>349.16952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2]-[.C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35" calcext:value-type="float">
            <text:p>8035</text:p>
          </table:table-cell>
          <table:table-cell office:value-type="float" office:value="349.170898" calcext:value-type="float">
            <text:p>349.17089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13]-[.C1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14]-[.C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5" calcext:value-type="float">
            <text:p>8195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5]-[.C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5" calcext:value-type="float">
            <text:p>8275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16]-[.C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4" calcext:value-type="float">
            <text:p>8354</text:p>
          </table:table-cell>
          <table:table-cell office:value-type="float" office:value="349.202728" calcext:value-type="float">
            <text:p>349.202728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17]-[.C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4" calcext:value-type="float">
            <text:p>8434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8]-[.C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4" calcext:value-type="float">
            <text:p>8514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19]-[.C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20]-[.C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3" calcext:value-type="float">
            <text:p>8673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1]-[.C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3" calcext:value-type="float">
            <text:p>8753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22]-[.C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2" calcext:value-type="float">
            <text:p>8832</text:p>
          </table:table-cell>
          <table:table-cell office:value-type="float" office:value="349.181793" calcext:value-type="float">
            <text:p>349.18179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3]-[.C2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2" calcext:value-type="float">
            <text:p>8912</text:p>
          </table:table-cell>
          <table:table-cell office:value-type="float" office:value="349.175873" calcext:value-type="float">
            <text:p>349.175873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24]-[.C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2" calcext:value-type="float">
            <text:p>8992</text:p>
          </table:table-cell>
          <table:table-cell office:value-type="float" office:value="349.151337" calcext:value-type="float">
            <text:p>349.151337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25]-[.C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26]-[.C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1" calcext:value-type="float">
            <text:p>9151</text:p>
          </table:table-cell>
          <table:table-cell office:value-type="float" office:value="349.147278" calcext:value-type="float">
            <text:p>349.14727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27]-[.C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1" calcext:value-type="float">
            <text:p>9231</text:p>
          </table:table-cell>
          <table:table-cell office:value-type="float" office:value="349.140442" calcext:value-type="float">
            <text:p>349.140442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28]-[.C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1" calcext:value-type="float">
            <text:p>9311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9]-[.C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0" calcext:value-type="float">
            <text:p>9390</text:p>
          </table:table-cell>
          <table:table-cell office:value-type="float" office:value="349.199097" calcext:value-type="float">
            <text:p>349.19909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0]-[.C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0" calcext:value-type="float">
            <text:p>9470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1]-[.C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0" calcext:value-type="float">
            <text:p>9550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32]-[.C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9" calcext:value-type="float">
            <text:p>9629</text:p>
          </table:table-cell>
          <table:table-cell office:value-type="float" office:value="349.199524" calcext:value-type="float">
            <text:p>349.199524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1187" calcext:value-type="float">
            <text:p>12.311187</text:p>
          </table:table-cell>
          <table:table-cell table:formula="of:=[.C33]-[.C3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9" calcext:value-type="float">
            <text:p>9709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34]-[.C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9" calcext:value-type="float">
            <text:p>9789</text:p>
          </table:table-cell>
          <table:table-cell office:value-type="float" office:value="349.133636" calcext:value-type="float">
            <text:p>349.133636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35]-[.C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69" calcext:value-type="float">
            <text:p>9869</text:p>
          </table:table-cell>
          <table:table-cell office:value-type="float" office:value="349.111389" calcext:value-type="float">
            <text:p>349.111389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36]-[.C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8" calcext:value-type="float">
            <text:p>9948</text:p>
          </table:table-cell>
          <table:table-cell office:value-type="float" office:value="349.071838" calcext:value-type="float">
            <text:p>349.071838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37]-[.C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28" calcext:value-type="float">
            <text:p>10028</text:p>
          </table:table-cell>
          <table:table-cell office:value-type="float" office:value="349.101379" calcext:value-type="float">
            <text:p>349.101379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38]-[.C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float" office:value="349.104065" calcext:value-type="float">
            <text:p>349.10406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39]-[.C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7" calcext:value-type="float">
            <text:p>10187</text:p>
          </table:table-cell>
          <table:table-cell office:value-type="float" office:value="349.116791" calcext:value-type="float">
            <text:p>349.116791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40]-[.C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67" calcext:value-type="float">
            <text:p>10267</text:p>
          </table:table-cell>
          <table:table-cell office:value-type="float" office:value="349.129089" calcext:value-type="float">
            <text:p>349.12908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1]-[.C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47" calcext:value-type="float">
            <text:p>10347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2791" calcext:value-type="float">
            <text:p>12.312791</text:p>
          </table:table-cell>
          <table:table-cell table:formula="of:=[.C42]-[.C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6" calcext:value-type="float">
            <text:p>10426</text:p>
          </table:table-cell>
          <table:table-cell office:value-type="float" office:value="349.14093" calcext:value-type="float">
            <text:p>349.1409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3]-[.C4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06" calcext:value-type="float">
            <text:p>10506</text:p>
          </table:table-cell>
          <table:table-cell office:value-type="float" office:value="349.149078" calcext:value-type="float">
            <text:p>349.149078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44]-[.C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86" calcext:value-type="float">
            <text:p>10586</text:p>
          </table:table-cell>
          <table:table-cell office:value-type="float" office:value="349.174072" calcext:value-type="float">
            <text:p>349.17407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5]-[.C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66" calcext:value-type="float">
            <text:p>10666</text:p>
          </table:table-cell>
          <table:table-cell office:value-type="float" office:value="349.180481" calcext:value-type="float">
            <text:p>349.18048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46]-[.C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5" calcext:value-type="float">
            <text:p>10745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7]-[.C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25" calcext:value-type="float">
            <text:p>10825</text:p>
          </table:table-cell>
          <table:table-cell office:value-type="float" office:value="349.212311" calcext:value-type="float">
            <text:p>349.21231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48]-[.C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05" calcext:value-type="float">
            <text:p>10905</text:p>
          </table:table-cell>
          <table:table-cell office:value-type="float" office:value="349.231384" calcext:value-type="float">
            <text:p>349.23138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9]-[.C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84" calcext:value-type="float">
            <text:p>10984</text:p>
          </table:table-cell>
          <table:table-cell office:value-type="float" office:value="349.214569" calcext:value-type="float">
            <text:p>349.214569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50]-[.C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64" calcext:value-type="float">
            <text:p>11064</text:p>
          </table:table-cell>
          <table:table-cell office:value-type="float" office:value="349.184113" calcext:value-type="float">
            <text:p>349.184113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51]-[.C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44" calcext:value-type="float">
            <text:p>11144</text:p>
          </table:table-cell>
          <table:table-cell office:value-type="float" office:value="349.184113" calcext:value-type="float">
            <text:p>349.18411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52]-[.C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23" calcext:value-type="float">
            <text:p>11223</text:p>
          </table:table-cell>
          <table:table-cell office:value-type="float" office:value="349.165894" calcext:value-type="float">
            <text:p>349.16589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53]-[.C5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3" calcext:value-type="float">
            <text:p>11303</text:p>
          </table:table-cell>
          <table:table-cell office:value-type="float" office:value="349.111816" calcext:value-type="float">
            <text:p>349.111816</text:p>
          </table:table-cell>
          <table:table-cell office:value-type="float" office:value="349" calcext:value-type="float">
            <text:p>349</text:p>
          </table:table-cell>
          <table:table-cell office:value-type="float" office:value="12.310626" calcext:value-type="float">
            <text:p>12.310626</text:p>
          </table:table-cell>
          <table:table-cell table:formula="of:=[.C54]-[.C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83" calcext:value-type="float">
            <text:p>11383</text:p>
          </table:table-cell>
          <table:table-cell office:value-type="float" office:value="349.124084" calcext:value-type="float">
            <text:p>349.124084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5]-[.C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3" calcext:value-type="float">
            <text:p>11463</text:p>
          </table:table-cell>
          <table:table-cell office:value-type="float" office:value="349.110474" calcext:value-type="float">
            <text:p>349.110474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588" calcext:value-type="float">
            <text:p>12.311588</text:p>
          </table:table-cell>
          <table:table-cell table:formula="of:=[.C56]-[.C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2" calcext:value-type="float">
            <text:p>11542</text:p>
          </table:table-cell>
          <table:table-cell office:value-type="float" office:value="349.132751" calcext:value-type="float">
            <text:p>349.13275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7]-[.C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22" calcext:value-type="float">
            <text:p>11622</text:p>
          </table:table-cell>
          <table:table-cell office:value-type="float" office:value="349.170898" calcext:value-type="float">
            <text:p>349.17089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58]-[.C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02" calcext:value-type="float">
            <text:p>11702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9]-[.C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1" calcext:value-type="float">
            <text:p>11781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60]-[.C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61" calcext:value-type="float">
            <text:p>11861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61]-[.C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41" calcext:value-type="float">
            <text:p>11941</text:p>
          </table:table-cell>
          <table:table-cell office:value-type="float" office:value="349.239563" calcext:value-type="float">
            <text:p>349.23956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62]-[.C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21" calcext:value-type="float">
            <text:p>12021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63]-[.C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00" calcext:value-type="float">
            <text:p>12100</text:p>
          </table:table-cell>
          <table:table-cell office:value-type="float" office:value="349.174561" calcext:value-type="float">
            <text:p>349.174561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64]-[.C6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80" calcext:value-type="float">
            <text:p>12180</text:p>
          </table:table-cell>
          <table:table-cell office:value-type="float" office:value="349.158203" calcext:value-type="float">
            <text:p>349.158203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65]-[.C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60" calcext:value-type="float">
            <text:p>12260</text:p>
          </table:table-cell>
          <table:table-cell office:value-type="float" office:value="349.146393" calcext:value-type="float">
            <text:p>349.146393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66]-[.C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9" calcext:value-type="float">
            <text:p>12339</text:p>
          </table:table-cell>
          <table:table-cell office:value-type="float" office:value="349.145905" calcext:value-type="float">
            <text:p>349.14590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7]-[.C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19" calcext:value-type="float">
            <text:p>12419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68]-[.C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99" calcext:value-type="float">
            <text:p>12499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69]-[.C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78" calcext:value-type="float">
            <text:p>12578</text:p>
          </table:table-cell>
          <table:table-cell office:value-type="float" office:value="349.155914" calcext:value-type="float">
            <text:p>349.15591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70]-[.C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58" calcext:value-type="float">
            <text:p>12658</text:p>
          </table:table-cell>
          <table:table-cell office:value-type="float" office:value="349.162262" calcext:value-type="float">
            <text:p>349.162262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71]-[.C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38" calcext:value-type="float">
            <text:p>12738</text:p>
          </table:table-cell>
          <table:table-cell office:value-type="float" office:value="349.160919" calcext:value-type="float">
            <text:p>349.16091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2]-[.C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18" calcext:value-type="float">
            <text:p>12818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3]-[.C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97" calcext:value-type="float">
            <text:p>12897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1829" calcext:value-type="float">
            <text:p>12.311829</text:p>
          </table:table-cell>
          <table:table-cell table:formula="of:=[.C74]-[.C7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77" calcext:value-type="float">
            <text:p>12977</text:p>
          </table:table-cell>
          <table:table-cell office:value-type="float" office:value="349.18045" calcext:value-type="float">
            <text:p>349.1804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5]-[.C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57" calcext:value-type="float">
            <text:p>13057</text:p>
          </table:table-cell>
          <table:table-cell office:value-type="float" office:value="349.169067" calcext:value-type="float">
            <text:p>349.169067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76]-[.C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36" calcext:value-type="float">
            <text:p>13136</text:p>
          </table:table-cell>
          <table:table-cell office:value-type="float" office:value="349.154968" calcext:value-type="float">
            <text:p>349.154968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7]-[.C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16" calcext:value-type="float">
            <text:p>13216</text:p>
          </table:table-cell>
          <table:table-cell office:value-type="float" office:value="349.142731" calcext:value-type="float">
            <text:p>349.14273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78]-[.C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96" calcext:value-type="float">
            <text:p>13296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79]-[.C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75" calcext:value-type="float">
            <text:p>13375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80]-[.C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55" calcext:value-type="float">
            <text:p>13455</text:p>
          </table:table-cell>
          <table:table-cell office:value-type="float" office:value="349.166809" calcext:value-type="float">
            <text:p>349.166809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81]-[.C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35" calcext:value-type="float">
            <text:p>13535</text:p>
          </table:table-cell>
          <table:table-cell office:value-type="float" office:value="349.14682" calcext:value-type="float">
            <text:p>349.14682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82]-[.C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15" calcext:value-type="float">
            <text:p>13615</text:p>
          </table:table-cell>
          <table:table-cell office:value-type="float" office:value="349.125427" calcext:value-type="float">
            <text:p>349.125427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3]-[.C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94" calcext:value-type="float">
            <text:p>13694</text:p>
          </table:table-cell>
          <table:table-cell office:value-type="float" office:value="349.129974" calcext:value-type="float">
            <text:p>349.12997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84]-[.C8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74" calcext:value-type="float">
            <text:p>13774</text:p>
          </table:table-cell>
          <table:table-cell office:value-type="float" office:value="349.138123" calcext:value-type="float">
            <text:p>349.13812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85]-[.C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54" calcext:value-type="float">
            <text:p>1385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6]-[.C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33" calcext:value-type="float">
            <text:p>13933</text:p>
          </table:table-cell>
          <table:table-cell office:value-type="float" office:value="349.203186" calcext:value-type="float">
            <text:p>349.20318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87]-[.C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13" calcext:value-type="float">
            <text:p>14013</text:p>
          </table:table-cell>
          <table:table-cell office:value-type="float" office:value="349.209961" calcext:value-type="float">
            <text:p>349.209961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88]-[.C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93" calcext:value-type="float">
            <text:p>14093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9]-[.C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72" calcext:value-type="float">
            <text:p>14172</text:p>
          </table:table-cell>
          <table:table-cell office:value-type="float" office:value="349.200439" calcext:value-type="float">
            <text:p>349.200439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90]-[.C8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52" calcext:value-type="float">
            <text:p>14252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91]-[.C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32" calcext:value-type="float">
            <text:p>14332</text:p>
          </table:table-cell>
          <table:table-cell office:value-type="float" office:value="349.131775" calcext:value-type="float">
            <text:p>349.131775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92]-[.C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12" calcext:value-type="float">
            <text:p>14412</text:p>
          </table:table-cell>
          <table:table-cell office:value-type="float" office:value="349.153625" calcext:value-type="float">
            <text:p>349.15362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3]-[.C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91" calcext:value-type="float">
            <text:p>14491</text:p>
          </table:table-cell>
          <table:table-cell office:value-type="float" office:value="349.148621" calcext:value-type="float">
            <text:p>349.14862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4]-[.C9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71" calcext:value-type="float">
            <text:p>14571</text:p>
          </table:table-cell>
          <table:table-cell office:value-type="float" office:value="349.169556" calcext:value-type="float">
            <text:p>349.16955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95]-[.C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51" calcext:value-type="float">
            <text:p>14651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6]-[.C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30" calcext:value-type="float">
            <text:p>14730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97]-[.C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10" calcext:value-type="float">
            <text:p>14810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98]-[.C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90" calcext:value-type="float">
            <text:p>14890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9]-[.C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69" calcext:value-type="float">
            <text:p>14969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100]-[.C9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49" calcext:value-type="float">
            <text:p>15049</text:p>
          </table:table-cell>
          <table:table-cell office:value-type="float" office:value="349.220032" calcext:value-type="float">
            <text:p>349.22003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01]-[.C1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29" calcext:value-type="float">
            <text:p>15129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102]-[.C1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09" calcext:value-type="float">
            <text:p>15209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103]-[.C1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88" calcext:value-type="float">
            <text:p>15288</text:p>
          </table:table-cell>
          <table:table-cell office:value-type="float" office:value="349.200439" calcext:value-type="float">
            <text:p>349.20043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04]-[.C10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68" calcext:value-type="float">
            <text:p>15368</text:p>
          </table:table-cell>
          <table:table-cell office:value-type="float" office:value="349.189056" calcext:value-type="float">
            <text:p>349.18905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05]-[.C1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48" calcext:value-type="float">
            <text:p>15448</text:p>
          </table:table-cell>
          <table:table-cell office:value-type="float" office:value="349.175873" calcext:value-type="float">
            <text:p>349.175873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106]-[.C1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27" calcext:value-type="float">
            <text:p>15527</text:p>
          </table:table-cell>
          <table:table-cell office:value-type="float" office:value="349.161316" calcext:value-type="float">
            <text:p>349.161316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107]-[.C10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07" calcext:value-type="float">
            <text:p>15607</text:p>
          </table:table-cell>
          <table:table-cell office:value-type="float" office:value="349.176361" calcext:value-type="float">
            <text:p>349.17636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108]-[.C1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87" calcext:value-type="float">
            <text:p>15687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09]-[.C1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66" calcext:value-type="float">
            <text:p>15766</text:p>
          </table:table-cell>
          <table:table-cell office:value-type="float" office:value="349.174072" calcext:value-type="float">
            <text:p>349.174072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110]-[.C1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46" calcext:value-type="float">
            <text:p>15846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111]-[.C1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26" calcext:value-type="float">
            <text:p>15926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12]-[.C1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06" calcext:value-type="float">
            <text:p>16006</text:p>
          </table:table-cell>
          <table:table-cell office:value-type="float" office:value="349.205414" calcext:value-type="float">
            <text:p>349.20541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113]-[.C1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85" calcext:value-type="float">
            <text:p>16085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114]-[.C11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65" calcext:value-type="float">
            <text:p>16165</text:p>
          </table:table-cell>
          <table:table-cell office:value-type="float" office:value="349.194519" calcext:value-type="float">
            <text:p>349.194519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15]-[.C1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45" calcext:value-type="float">
            <text:p>16245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16]-[.C1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17]-[.C1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04" calcext:value-type="float">
            <text:p>16404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18]-[.C1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84" calcext:value-type="float">
            <text:p>1648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19]-[.C1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3" calcext:value-type="float">
            <text:p>16563</text:p>
          </table:table-cell>
          <table:table-cell office:value-type="float" office:value="349.216797" calcext:value-type="float">
            <text:p>349.21679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120]-[.C1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43" calcext:value-type="float">
            <text:p>16643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21]-[.C1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23" calcext:value-type="float">
            <text:p>16723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2309" calcext:value-type="float">
            <text:p>12.312309</text:p>
          </table:table-cell>
          <table:table-cell table:formula="of:=[.C122]-[.C1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03" calcext:value-type="float">
            <text:p>16803</text:p>
          </table:table-cell>
          <table:table-cell office:value-type="float" office:value="349.190887" calcext:value-type="float">
            <text:p>349.19088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23]-[.C1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82" calcext:value-type="float">
            <text:p>16882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24]-[.C12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62" calcext:value-type="float">
            <text:p>16962</text:p>
          </table:table-cell>
          <table:table-cell office:value-type="float" office:value="349.193634" calcext:value-type="float">
            <text:p>349.193634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125]-[.C1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42" calcext:value-type="float">
            <text:p>17042</text:p>
          </table:table-cell>
          <table:table-cell office:value-type="float" office:value="349.155457" calcext:value-type="float">
            <text:p>349.155457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126]-[.C1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21" calcext:value-type="float">
            <text:p>1712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27]-[.C1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01" calcext:value-type="float">
            <text:p>1720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128]-[.C1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81" calcext:value-type="float">
            <text:p>17281</text:p>
          </table:table-cell>
          <table:table-cell office:value-type="float" office:value="349.180481" calcext:value-type="float">
            <text:p>349.180481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129]-[.C1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60" calcext:value-type="float">
            <text:p>17360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30]-[.C1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40" calcext:value-type="float">
            <text:p>17440</text:p>
          </table:table-cell>
          <table:table-cell office:value-type="float" office:value="349.252716" calcext:value-type="float">
            <text:p>349.252716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131]-[.C1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32]-[.C1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float" office:value="349.205444" calcext:value-type="float">
            <text:p>349.205444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33]-[.C13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79" calcext:value-type="float">
            <text:p>17679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134]-[.C13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59" calcext:value-type="float">
            <text:p>17759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35]-[.C1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39" calcext:value-type="float">
            <text:p>17839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36]-[.C1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18" calcext:value-type="float">
            <text:p>17918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37]-[.C1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98" calcext:value-type="float">
            <text:p>17998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38]-[.C1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78" calcext:value-type="float">
            <text:p>18078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39]-[.C1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57" calcext:value-type="float">
            <text:p>18157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40]-[.C1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37" calcext:value-type="float">
            <text:p>18237</text:p>
          </table:table-cell>
          <table:table-cell office:value-type="float" office:value="349.214569" calcext:value-type="float">
            <text:p>349.21456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41]-[.C1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17" calcext:value-type="float">
            <text:p>18317</text:p>
          </table:table-cell>
          <table:table-cell office:value-type="float" office:value="349.182739" calcext:value-type="float">
            <text:p>349.182739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42]-[.C1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97" calcext:value-type="float">
            <text:p>18397</text:p>
          </table:table-cell>
          <table:table-cell office:value-type="float" office:value="349.169556" calcext:value-type="float">
            <text:p>349.169556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143]-[.C1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6" calcext:value-type="float">
            <text:p>18476</text:p>
          </table:table-cell>
          <table:table-cell office:value-type="float" office:value="349.166382" calcext:value-type="float">
            <text:p>349.16638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44]-[.C14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6" calcext:value-type="float">
            <text:p>18556</text:p>
          </table:table-cell>
          <table:table-cell office:value-type="float" office:value="349.15274" calcext:value-type="float">
            <text:p>349.15274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145]-[.C1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36" calcext:value-type="float">
            <text:p>18636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46]-[.C1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15" calcext:value-type="float">
            <text:p>18715</text:p>
          </table:table-cell>
          <table:table-cell office:value-type="float" office:value="349.196381" calcext:value-type="float">
            <text:p>349.196381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47]-[.C1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95" calcext:value-type="float">
            <text:p>18795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48]-[.C1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75" calcext:value-type="float">
            <text:p>18875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49]-[.C1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54" calcext:value-type="float">
            <text:p>18954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150]-[.C1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34" calcext:value-type="float">
            <text:p>19034</text:p>
          </table:table-cell>
          <table:table-cell office:value-type="float" office:value="349.239563" calcext:value-type="float">
            <text:p>349.23956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51]-[.C1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14" calcext:value-type="float">
            <text:p>19114</text:p>
          </table:table-cell>
          <table:table-cell office:value-type="float" office:value="349.197296" calcext:value-type="float">
            <text:p>349.197296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152]-[.C1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94" calcext:value-type="float">
            <text:p>1919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53]-[.C15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73" calcext:value-type="float">
            <text:p>19273</text:p>
          </table:table-cell>
          <table:table-cell office:value-type="float" office:value="349.175903" calcext:value-type="float">
            <text:p>349.17590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54]-[.C15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53" calcext:value-type="float">
            <text:p>19353</text:p>
          </table:table-cell>
          <table:table-cell office:value-type="float" office:value="349.190887" calcext:value-type="float">
            <text:p>349.19088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55]-[.C1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33" calcext:value-type="float">
            <text:p>19433</text:p>
          </table:table-cell>
          <table:table-cell office:value-type="float" office:value="349.181366" calcext:value-type="float">
            <text:p>349.18136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56]-[.C1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12" calcext:value-type="float">
            <text:p>19512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57]-[.C1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92" calcext:value-type="float">
            <text:p>19592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58]-[.C1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72" calcext:value-type="float">
            <text:p>1967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59]-[.C1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51" calcext:value-type="float">
            <text:p>19751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160]-[.C1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31" calcext:value-type="float">
            <text:p>19831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61]-[.C1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11" calcext:value-type="float">
            <text:p>1991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62]-[.C1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91" calcext:value-type="float">
            <text:p>19991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63]-[.C1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0" calcext:value-type="float">
            <text:p>20070</text:p>
          </table:table-cell>
          <table:table-cell office:value-type="float" office:value="349.208191" calcext:value-type="float">
            <text:p>349.208191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164]-[.C16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0" calcext:value-type="float">
            <text:p>20150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65]-[.C1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30" calcext:value-type="float">
            <text:p>20230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166]-[.C1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09" calcext:value-type="float">
            <text:p>20309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167]-[.C1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89" calcext:value-type="float">
            <text:p>2038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68]-[.C1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69" calcext:value-type="float">
            <text:p>20469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169]-[.C1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48" calcext:value-type="float">
            <text:p>20548</text:p>
          </table:table-cell>
          <table:table-cell office:value-type="float" office:value="349.207733" calcext:value-type="float">
            <text:p>349.20773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170]-[.C1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28" calcext:value-type="float">
            <text:p>20628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71]-[.C1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08" calcext:value-type="float">
            <text:p>2070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72]-[.C1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88" calcext:value-type="float">
            <text:p>2078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173]-[.C1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67" calcext:value-type="float">
            <text:p>20867</text:p>
          </table:table-cell>
          <table:table-cell office:value-type="float" office:value="349.206848" calcext:value-type="float">
            <text:p>349.206848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174]-[.C17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47" calcext:value-type="float">
            <text:p>20947</text:p>
          </table:table-cell>
          <table:table-cell office:value-type="float" office:value="349.204102" calcext:value-type="float">
            <text:p>349.20410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75]-[.C1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27" calcext:value-type="float">
            <text:p>21027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76]-[.C1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06" calcext:value-type="float">
            <text:p>21106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77]-[.C1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86" calcext:value-type="float">
            <text:p>21186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178]-[.C1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66" calcext:value-type="float">
            <text:p>21266</text:p>
          </table:table-cell>
          <table:table-cell office:value-type="float" office:value="349.218201" calcext:value-type="float">
            <text:p>349.21820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79]-[.C1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45" calcext:value-type="float">
            <text:p>2134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80]-[.C1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25" calcext:value-type="float">
            <text:p>21425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181]-[.C1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05" calcext:value-type="float">
            <text:p>21505</text:p>
          </table:table-cell>
          <table:table-cell table:number-columns-repeated="2"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182]-[.C1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85" calcext:value-type="float">
            <text:p>21585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83]-[.C1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64" calcext:value-type="float">
            <text:p>21664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84]-[.C18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44" calcext:value-type="float">
            <text:p>21744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85]-[.C1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24" calcext:value-type="float">
            <text:p>21824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186]-[.C1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03" calcext:value-type="float">
            <text:p>21903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187]-[.C1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83" calcext:value-type="float">
            <text:p>2198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88]-[.C1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63" calcext:value-type="float">
            <text:p>22063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89]-[.C1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43" calcext:value-type="float">
            <text:p>22143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90]-[.C18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22" calcext:value-type="float">
            <text:p>22222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91]-[.C19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02" calcext:value-type="float">
            <text:p>22302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92]-[.C1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82" calcext:value-type="float">
            <text:p>22382</text:p>
          </table:table-cell>
          <table:table-cell office:value-type="float" office:value="349.224976" calcext:value-type="float">
            <text:p>349.224976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193]-[.C1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61" calcext:value-type="float">
            <text:p>22461</text:p>
          </table:table-cell>
          <table:table-cell office:value-type="float" office:value="349.225403" calcext:value-type="float">
            <text:p>349.22540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94]-[.C19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41" calcext:value-type="float">
            <text:p>22541</text:p>
          </table:table-cell>
          <table:table-cell office:value-type="float" office:value="349.198151" calcext:value-type="float">
            <text:p>349.19815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195]-[.C1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21" calcext:value-type="float">
            <text:p>22621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96]-[.C1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00" calcext:value-type="float">
            <text:p>22700</text:p>
          </table:table-cell>
          <table:table-cell office:value-type="float" office:value="349.194977" calcext:value-type="float">
            <text:p>349.19497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97]-[.C1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80" calcext:value-type="float">
            <text:p>22780</text:p>
          </table:table-cell>
          <table:table-cell office:value-type="float" office:value="349.241791" calcext:value-type="float">
            <text:p>349.24179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98]-[.C1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60" calcext:value-type="float">
            <text:p>22860</text:p>
          </table:table-cell>
          <table:table-cell office:value-type="float" office:value="349.238617" calcext:value-type="float">
            <text:p>349.238617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199]-[.C1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40" calcext:value-type="float">
            <text:p>22940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00]-[.C19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19" calcext:value-type="float">
            <text:p>23019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201]-[.C20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99" calcext:value-type="float">
            <text:p>2309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02]-[.C2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79" calcext:value-type="float">
            <text:p>23179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203]-[.C2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58" calcext:value-type="float">
            <text:p>23258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04]-[.C20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38" calcext:value-type="float">
            <text:p>2333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05]-[.C2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18" calcext:value-type="float">
            <text:p>23418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06]-[.C2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97" calcext:value-type="float">
            <text:p>23497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07]-[.C20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77" calcext:value-type="float">
            <text:p>23577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208]-[.C2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57" calcext:value-type="float">
            <text:p>2365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209]-[.C2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36" calcext:value-type="float">
            <text:p>23736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210]-[.C2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16" calcext:value-type="float">
            <text:p>23816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211]-[.C2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96" calcext:value-type="float">
            <text:p>2389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12]-[.C2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76" calcext:value-type="float">
            <text:p>2397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13]-[.C2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55" calcext:value-type="float">
            <text:p>2405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287" calcext:value-type="float">
            <text:p>12.31287</text:p>
          </table:table-cell>
          <table:table-cell table:formula="of:=[.C214]-[.C21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35" calcext:value-type="float">
            <text:p>24135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15]-[.C2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15" calcext:value-type="float">
            <text:p>24215</text:p>
          </table:table-cell>
          <table:table-cell office:value-type="float" office:value="349.191833" calcext:value-type="float">
            <text:p>349.191833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216]-[.C2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94" calcext:value-type="float">
            <text:p>24294</text:p>
          </table:table-cell>
          <table:table-cell office:value-type="float" office:value="349.139526" calcext:value-type="float">
            <text:p>349.139526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217]-[.C2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74" calcext:value-type="float">
            <text:p>24374</text:p>
          </table:table-cell>
          <table:table-cell office:value-type="float" office:value="349.124084" calcext:value-type="float">
            <text:p>349.12408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18]-[.C2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54" calcext:value-type="float">
            <text:p>24454</text:p>
          </table:table-cell>
          <table:table-cell office:value-type="float" office:value="349.130005" calcext:value-type="float">
            <text:p>349.130005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219]-[.C2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33" calcext:value-type="float">
            <text:p>24533</text:p>
          </table:table-cell>
          <table:table-cell office:value-type="float" office:value="349.142731" calcext:value-type="float">
            <text:p>349.142731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20]-[.C2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13" calcext:value-type="float">
            <text:p>24613</text:p>
          </table:table-cell>
          <table:table-cell office:value-type="float" office:value="349.153168" calcext:value-type="float">
            <text:p>349.15316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221]-[.C2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93" calcext:value-type="float">
            <text:p>24693</text:p>
          </table:table-cell>
          <table:table-cell office:value-type="float" office:value="349.179077" calcext:value-type="float">
            <text:p>349.17907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222]-[.C2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73" calcext:value-type="float">
            <text:p>24773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223]-[.C2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52" calcext:value-type="float">
            <text:p>24852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224]-[.C22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32" calcext:value-type="float">
            <text:p>24932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25]-[.C2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12" calcext:value-type="float">
            <text:p>25012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26]-[.C2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91" calcext:value-type="float">
            <text:p>25091</text:p>
          </table:table-cell>
          <table:table-cell office:value-type="float" office:value="349.179108" calcext:value-type="float">
            <text:p>349.179108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227]-[.C2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71" calcext:value-type="float">
            <text:p>25171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28]-[.C2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51" calcext:value-type="float">
            <text:p>25251</text:p>
          </table:table-cell>
          <table:table-cell office:value-type="float" office:value="349.220917" calcext:value-type="float">
            <text:p>349.22091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29]-[.C2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30" calcext:value-type="float">
            <text:p>25330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230]-[.C2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10" calcext:value-type="float">
            <text:p>25410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231]-[.C2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90" calcext:value-type="float">
            <text:p>25490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232]-[.C2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70" calcext:value-type="float">
            <text:p>25570</text:p>
          </table:table-cell>
          <table:table-cell office:value-type="float" office:value="349.239563" calcext:value-type="float">
            <text:p>349.23956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33]-[.C23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49" calcext:value-type="float">
            <text:p>25649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34]-[.C23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29" calcext:value-type="float">
            <text:p>25729</text:p>
          </table:table-cell>
          <table:table-cell office:value-type="float" office:value="349.210938" calcext:value-type="float">
            <text:p>349.21093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35]-[.C2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09" calcext:value-type="float">
            <text:p>25809</text:p>
          </table:table-cell>
          <table:table-cell office:value-type="float" office:value="349.218201" calcext:value-type="float">
            <text:p>349.218201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236]-[.C2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88" calcext:value-type="float">
            <text:p>25888</text:p>
          </table:table-cell>
          <table:table-cell office:value-type="float" office:value="349.216858" calcext:value-type="float">
            <text:p>349.216858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237]-[.C2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68" calcext:value-type="float">
            <text:p>25968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238]-[.C2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48" calcext:value-type="float">
            <text:p>26048</text:p>
          </table:table-cell>
          <table:table-cell office:value-type="float" office:value="349.149567" calcext:value-type="float">
            <text:p>349.149567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239]-[.C2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27" calcext:value-type="float">
            <text:p>2612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240]-[.C2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07" calcext:value-type="float">
            <text:p>26207</text:p>
          </table:table-cell>
          <table:table-cell office:value-type="float" office:value="349.160461" calcext:value-type="float">
            <text:p>349.160461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241]-[.C2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87" calcext:value-type="float">
            <text:p>26287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42]-[.C2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67" calcext:value-type="float">
            <text:p>26367</text:p>
          </table:table-cell>
          <table:table-cell office:value-type="float" office:value="349.204071" calcext:value-type="float">
            <text:p>349.20407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43]-[.C2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46" calcext:value-type="float">
            <text:p>26446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44]-[.C24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26" calcext:value-type="float">
            <text:p>26526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245]-[.C2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06" calcext:value-type="float">
            <text:p>26606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46]-[.C2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85" calcext:value-type="float">
            <text:p>26685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247]-[.C2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65" calcext:value-type="float">
            <text:p>26765</text:p>
          </table:table-cell>
          <table:table-cell office:value-type="float" office:value="349.160461" calcext:value-type="float">
            <text:p>349.160461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11027" calcext:value-type="float">
            <text:p>12.311027</text:p>
          </table:table-cell>
          <table:table-cell table:formula="of:=[.C248]-[.C2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45" calcext:value-type="float">
            <text:p>26845</text:p>
          </table:table-cell>
          <table:table-cell office:value-type="float" office:value="349.11908" calcext:value-type="float">
            <text:p>349.11908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249]-[.C2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24" calcext:value-type="float">
            <text:p>26924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250]-[.C2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04" calcext:value-type="float">
            <text:p>27004</text:p>
          </table:table-cell>
          <table:table-cell office:value-type="float" office:value="349.142273" calcext:value-type="float">
            <text:p>349.14227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51]-[.C2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84" calcext:value-type="float">
            <text:p>27084</text:p>
          </table:table-cell>
          <table:table-cell office:value-type="float" office:value="349.160461" calcext:value-type="float">
            <text:p>349.16046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52]-[.C2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64" calcext:value-type="float">
            <text:p>27164</text:p>
          </table:table-cell>
          <table:table-cell office:value-type="float" office:value="349.213196" calcext:value-type="float">
            <text:p>349.21319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53]-[.C25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43" calcext:value-type="float">
            <text:p>27243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254]-[.C25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23" calcext:value-type="float">
            <text:p>27323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255]-[.C2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03" calcext:value-type="float">
            <text:p>27403</text:p>
          </table:table-cell>
          <table:table-cell office:value-type="float" office:value="349.203674" calcext:value-type="float">
            <text:p>349.203674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256]-[.C2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82" calcext:value-type="float">
            <text:p>27482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57]-[.C2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62" calcext:value-type="float">
            <text:p>27562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58]-[.C2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42" calcext:value-type="float">
            <text:p>27642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259]-[.C2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21" calcext:value-type="float">
            <text:p>27721</text:p>
          </table:table-cell>
          <table:table-cell office:value-type="float" office:value="349.266785" calcext:value-type="float">
            <text:p>349.26678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260]-[.C2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01" calcext:value-type="float">
            <text:p>27801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588" calcext:value-type="float">
            <text:p>12.311588</text:p>
          </table:table-cell>
          <table:table-cell table:formula="of:=[.C261]-[.C2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81" calcext:value-type="float">
            <text:p>27881</text:p>
          </table:table-cell>
          <table:table-cell office:value-type="float" office:value="349.223145" calcext:value-type="float">
            <text:p>349.22314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62]-[.C2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61" calcext:value-type="float">
            <text:p>27961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63]-[.C2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40" calcext:value-type="float">
            <text:p>28040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264]-[.C26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20" calcext:value-type="float">
            <text:p>28120</text:p>
          </table:table-cell>
          <table:table-cell office:value-type="float" office:value="349.15863" calcext:value-type="float">
            <text:p>349.15863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265]-[.C2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00" calcext:value-type="float">
            <text:p>28200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66]-[.C2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79" calcext:value-type="float">
            <text:p>2827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67]-[.C2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59" calcext:value-type="float">
            <text:p>28359</text:p>
          </table:table-cell>
          <table:table-cell office:value-type="float" office:value="349.153625" calcext:value-type="float">
            <text:p>349.153625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268]-[.C2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39" calcext:value-type="float">
            <text:p>28439</text:p>
          </table:table-cell>
          <table:table-cell office:value-type="float" office:value="349.174561" calcext:value-type="float">
            <text:p>349.17456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69]-[.C2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18" calcext:value-type="float">
            <text:p>28518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70]-[.C2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98" calcext:value-type="float">
            <text:p>28598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71]-[.C2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78" calcext:value-type="float">
            <text:p>28678</text:p>
          </table:table-cell>
          <table:table-cell office:value-type="float" office:value="349.228607" calcext:value-type="float">
            <text:p>349.228607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272]-[.C2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58" calcext:value-type="float">
            <text:p>2875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73]-[.C2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37" calcext:value-type="float">
            <text:p>28837</text:p>
          </table:table-cell>
          <table:table-cell office:value-type="float" office:value="349.266785" calcext:value-type="float">
            <text:p>349.26678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74]-[.C27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17" calcext:value-type="float">
            <text:p>28917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275]-[.C2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97" calcext:value-type="float">
            <text:p>28997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276]-[.C2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76" calcext:value-type="float">
            <text:p>29076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277]-[.C2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56" calcext:value-type="float">
            <text:p>29156</text:p>
          </table:table-cell>
          <table:table-cell office:value-type="float" office:value="349.157715" calcext:value-type="float">
            <text:p>349.15771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278]-[.C2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36" calcext:value-type="float">
            <text:p>29236</text:p>
          </table:table-cell>
          <table:table-cell office:value-type="float" office:value="349.13092" calcext:value-type="float">
            <text:p>349.13092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279]-[.C2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15" calcext:value-type="float">
            <text:p>29315</text:p>
          </table:table-cell>
          <table:table-cell office:value-type="float" office:value="349.14093" calcext:value-type="float">
            <text:p>349.14093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280]-[.C2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95" calcext:value-type="float">
            <text:p>29395</text:p>
          </table:table-cell>
          <table:table-cell office:value-type="float" office:value="349.135895" calcext:value-type="float">
            <text:p>349.13589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81]-[.C2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75" calcext:value-type="float">
            <text:p>29475</text:p>
          </table:table-cell>
          <table:table-cell office:value-type="float" office:value="349.185883" calcext:value-type="float">
            <text:p>349.18588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82]-[.C2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55" calcext:value-type="float">
            <text:p>29555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83]-[.C2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34" calcext:value-type="float">
            <text:p>29634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284]-[.C28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14" calcext:value-type="float">
            <text:p>29714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285]-[.C2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94" calcext:value-type="float">
            <text:p>29794</text:p>
          </table:table-cell>
          <table:table-cell office:value-type="float" office:value="349.192719" calcext:value-type="float">
            <text:p>349.192719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2631" calcext:value-type="float">
            <text:p>12.312631</text:p>
          </table:table-cell>
          <table:table-cell table:formula="of:=[.C286]-[.C2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73" calcext:value-type="float">
            <text:p>29873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287]-[.C2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53" calcext:value-type="float">
            <text:p>29953</text:p>
          </table:table-cell>
          <table:table-cell office:value-type="float" office:value="349.186829" calcext:value-type="float">
            <text:p>349.18682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88]-[.C2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33" calcext:value-type="float">
            <text:p>30033</text:p>
          </table:table-cell>
          <table:table-cell office:value-type="float" office:value="349.155914" calcext:value-type="float">
            <text:p>349.155914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289]-[.C2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12" calcext:value-type="float">
            <text:p>3011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90]-[.C28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92" calcext:value-type="float">
            <text:p>30192</text:p>
          </table:table-cell>
          <table:table-cell office:value-type="float" office:value="349.179993" calcext:value-type="float">
            <text:p>349.17999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291]-[.C2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72" calcext:value-type="float">
            <text:p>30272</text:p>
          </table:table-cell>
          <table:table-cell office:value-type="float" office:value="349.15863" calcext:value-type="float">
            <text:p>349.15863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1347" calcext:value-type="float">
            <text:p>12.311347</text:p>
          </table:table-cell>
          <table:table-cell table:formula="of:=[.C292]-[.C2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52" calcext:value-type="float">
            <text:p>30352</text:p>
          </table:table-cell>
          <table:table-cell office:value-type="float" office:value="349.11908" calcext:value-type="float">
            <text:p>349.11908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293]-[.C2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31" calcext:value-type="float">
            <text:p>30431</text:p>
          </table:table-cell>
          <table:table-cell office:value-type="float" office:value="349.13501" calcext:value-type="float">
            <text:p>349.1350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94]-[.C29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11" calcext:value-type="float">
            <text:p>30511</text:p>
          </table:table-cell>
          <table:table-cell office:value-type="float" office:value="349.110901" calcext:value-type="float">
            <text:p>349.110901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295]-[.C2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91" calcext:value-type="float">
            <text:p>30591</text:p>
          </table:table-cell>
          <table:table-cell office:value-type="float" office:value="349.145935" calcext:value-type="float">
            <text:p>349.14593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296]-[.C2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70" calcext:value-type="float">
            <text:p>30670</text:p>
          </table:table-cell>
          <table:table-cell office:value-type="float" office:value="349.183655" calcext:value-type="float">
            <text:p>349.183655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297]-[.C2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50" calcext:value-type="float">
            <text:p>30750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298]-[.C2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30" calcext:value-type="float">
            <text:p>30830</text:p>
          </table:table-cell>
          <table:table-cell office:value-type="float" office:value="349.218201" calcext:value-type="float">
            <text:p>349.21820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99]-[.C2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09" calcext:value-type="float">
            <text:p>3090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00]-[.C29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89" calcext:value-type="float">
            <text:p>3098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01]-[.C3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69" calcext:value-type="float">
            <text:p>31069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302]-[.C3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49" calcext:value-type="float">
            <text:p>31149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03]-[.C3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28" calcext:value-type="float">
            <text:p>31228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304]-[.C30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08" calcext:value-type="float">
            <text:p>31308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05]-[.C3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88" calcext:value-type="float">
            <text:p>31388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306]-[.C3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67" calcext:value-type="float">
            <text:p>31467</text:p>
          </table:table-cell>
          <table:table-cell office:value-type="float" office:value="349.17865" calcext:value-type="float">
            <text:p>349.17865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307]-[.C30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47" calcext:value-type="float">
            <text:p>31547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308]-[.C3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27" calcext:value-type="float">
            <text:p>3162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09]-[.C3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06" calcext:value-type="float">
            <text:p>31706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310]-[.C3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86" calcext:value-type="float">
            <text:p>31786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11]-[.C3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66" calcext:value-type="float">
            <text:p>31866</text:p>
          </table:table-cell>
          <table:table-cell office:value-type="float" office:value="349.271332" calcext:value-type="float">
            <text:p>349.271332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312]-[.C3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46" calcext:value-type="float">
            <text:p>31946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13]-[.C3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25" calcext:value-type="float">
            <text:p>32025</text:p>
          </table:table-cell>
          <table:table-cell office:value-type="float" office:value="349.200928" calcext:value-type="float">
            <text:p>349.20092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14]-[.C31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05" calcext:value-type="float">
            <text:p>32105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15]-[.C3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85" calcext:value-type="float">
            <text:p>32185</text:p>
          </table:table-cell>
          <table:table-cell office:value-type="float" office:value="349.241791" calcext:value-type="float">
            <text:p>349.24179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16]-[.C3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64" calcext:value-type="float">
            <text:p>32264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17]-[.C3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44" calcext:value-type="float">
            <text:p>32344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18]-[.C3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24" calcext:value-type="float">
            <text:p>32424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19]-[.C3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03" calcext:value-type="float">
            <text:p>32503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20]-[.C3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83" calcext:value-type="float">
            <text:p>32583</text:p>
          </table:table-cell>
          <table:table-cell office:value-type="float" office:value="349.221375" calcext:value-type="float">
            <text:p>349.22137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21]-[.C3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63" calcext:value-type="float">
            <text:p>32663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322]-[.C3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43" calcext:value-type="float">
            <text:p>32743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23]-[.C3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22" calcext:value-type="float">
            <text:p>32822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324]-[.C32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02" calcext:value-type="float">
            <text:p>32902</text:p>
          </table:table-cell>
          <table:table-cell office:value-type="float" office:value="349.209106" calcext:value-type="float">
            <text:p>349.209106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1268" calcext:value-type="float">
            <text:p>12.311268</text:p>
          </table:table-cell>
          <table:table-cell table:formula="of:=[.C325]-[.C3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82" calcext:value-type="float">
            <text:p>32982</text:p>
          </table:table-cell>
          <table:table-cell office:value-type="float" office:value="349.205444" calcext:value-type="float">
            <text:p>349.205444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326]-[.C3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61" calcext:value-type="float">
            <text:p>33061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27]-[.C3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41" calcext:value-type="float">
            <text:p>33141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328]-[.C3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21" calcext:value-type="float">
            <text:p>33221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329]-[.C3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00" calcext:value-type="float">
            <text:p>33300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30]-[.C3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80" calcext:value-type="float">
            <text:p>33380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31]-[.C3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60" calcext:value-type="float">
            <text:p>33460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32]-[.C3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39" calcext:value-type="float">
            <text:p>33539</text:p>
          </table:table-cell>
          <table:table-cell office:value-type="float" office:value="349.244537" calcext:value-type="float">
            <text:p>349.24453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33]-[.C33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19" calcext:value-type="float">
            <text:p>3361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334]-[.C3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99" calcext:value-type="float">
            <text:p>33699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35]-[.C3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79" calcext:value-type="float">
            <text:p>33779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36]-[.C3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58" calcext:value-type="float">
            <text:p>33858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37]-[.C3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38" calcext:value-type="float">
            <text:p>3393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38]-[.C3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18" calcext:value-type="float">
            <text:p>34018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39]-[.C3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97" calcext:value-type="float">
            <text:p>34097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340]-[.C3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77" calcext:value-type="float">
            <text:p>34177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41]-[.C3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57" calcext:value-type="float">
            <text:p>34257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42]-[.C3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37" calcext:value-type="float">
            <text:p>34337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43]-[.C3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16" calcext:value-type="float">
            <text:p>34416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344]-[.C34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96" calcext:value-type="float">
            <text:p>3449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45]-[.C3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76" calcext:value-type="float">
            <text:p>34576</text:p>
          </table:table-cell>
          <table:table-cell office:value-type="float" office:value="349.309113" calcext:value-type="float">
            <text:p>349.30911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46]-[.C3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55" calcext:value-type="float">
            <text:p>34655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347]-[.C3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35" calcext:value-type="float">
            <text:p>34735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48]-[.C3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15" calcext:value-type="float">
            <text:p>34815</text:p>
          </table:table-cell>
          <table:table-cell office:value-type="float" office:value="349.239532" calcext:value-type="float">
            <text:p>349.23953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349]-[.C3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94" calcext:value-type="float">
            <text:p>34894</text:p>
          </table:table-cell>
          <table:table-cell office:value-type="float" office:value="349.259521" calcext:value-type="float">
            <text:p>349.25952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50]-[.C3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74" calcext:value-type="float">
            <text:p>34974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351]-[.C3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54" calcext:value-type="float">
            <text:p>35054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52]-[.C3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33" calcext:value-type="float">
            <text:p>35133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353]-[.C35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13" calcext:value-type="float">
            <text:p>35213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354]-[.C3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93" calcext:value-type="float">
            <text:p>35293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355]-[.C3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73" calcext:value-type="float">
            <text:p>35373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356]-[.C3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52" calcext:value-type="float">
            <text:p>35452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57]-[.C3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32" calcext:value-type="float">
            <text:p>35532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58]-[.C3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12" calcext:value-type="float">
            <text:p>35612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59]-[.C3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91" calcext:value-type="float">
            <text:p>35691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360]-[.C3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71" calcext:value-type="float">
            <text:p>35771</text:p>
          </table:table-cell>
          <table:table-cell office:value-type="float" office:value="349.244965" calcext:value-type="float">
            <text:p>349.24496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361]-[.C3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51" calcext:value-type="float">
            <text:p>35851</text:p>
          </table:table-cell>
          <table:table-cell office:value-type="float" office:value="349.225922" calcext:value-type="float">
            <text:p>349.225922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362]-[.C3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31" calcext:value-type="float">
            <text:p>35931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63]-[.C3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10" calcext:value-type="float">
            <text:p>36010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64]-[.C36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90" calcext:value-type="float">
            <text:p>36090</text:p>
          </table:table-cell>
          <table:table-cell office:value-type="float" office:value="349.244568" calcext:value-type="float">
            <text:p>349.24456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65]-[.C3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70" calcext:value-type="float">
            <text:p>36170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366]-[.C3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49" calcext:value-type="float">
            <text:p>36249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67]-[.C3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29" calcext:value-type="float">
            <text:p>36329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368]-[.C3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09" calcext:value-type="float">
            <text:p>36409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369]-[.C3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88" calcext:value-type="float">
            <text:p>36488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370]-[.C3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68" calcext:value-type="float">
            <text:p>3656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71]-[.C3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48" calcext:value-type="float">
            <text:p>36648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72]-[.C3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28" calcext:value-type="float">
            <text:p>36728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373]-[.C3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07" calcext:value-type="float">
            <text:p>36807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74]-[.C37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87" calcext:value-type="float">
            <text:p>36887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375]-[.C3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67" calcext:value-type="float">
            <text:p>36967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76]-[.C3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46" calcext:value-type="float">
            <text:p>37046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77]-[.C3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26" calcext:value-type="float">
            <text:p>37126</text:p>
          </table:table-cell>
          <table:table-cell office:value-type="float" office:value="349.320923" calcext:value-type="float">
            <text:p>349.32092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378]-[.C3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06" calcext:value-type="float">
            <text:p>37206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79]-[.C3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85" calcext:value-type="float">
            <text:p>3728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380]-[.C3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65" calcext:value-type="float">
            <text:p>37365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81]-[.C3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45" calcext:value-type="float">
            <text:p>37445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382]-[.C3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25" calcext:value-type="float">
            <text:p>37525</text:p>
          </table:table-cell>
          <table:table-cell office:value-type="float" office:value="349.200897" calcext:value-type="float">
            <text:p>349.20089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83]-[.C3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04" calcext:value-type="float">
            <text:p>37604</text:p>
          </table:table-cell>
          <table:table-cell office:value-type="float" office:value="349.167694" calcext:value-type="float">
            <text:p>349.167694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384]-[.C38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84" calcext:value-type="float">
            <text:p>37684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385]-[.C3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64" calcext:value-type="float">
            <text:p>3776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386]-[.C3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43" calcext:value-type="float">
            <text:p>37843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387]-[.C3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23" calcext:value-type="float">
            <text:p>37923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388]-[.C3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03" calcext:value-type="float">
            <text:p>38003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389]-[.C3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82" calcext:value-type="float">
            <text:p>38082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390]-[.C38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62" calcext:value-type="float">
            <text:p>38162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91]-[.C3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42" calcext:value-type="float">
            <text:p>38242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92]-[.C3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21" calcext:value-type="float">
            <text:p>38321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393]-[.C39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01" calcext:value-type="float">
            <text:p>38401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94]-[.C3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81" calcext:value-type="float">
            <text:p>38481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395]-[.C3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61" calcext:value-type="float">
            <text:p>38561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96]-[.C3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40" calcext:value-type="float">
            <text:p>38640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397]-[.C3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20" calcext:value-type="float">
            <text:p>38720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398]-[.C3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00" calcext:value-type="float">
            <text:p>38800</text:p>
          </table:table-cell>
          <table:table-cell office:value-type="float" office:value="349.183655" calcext:value-type="float">
            <text:p>349.18365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399]-[.C3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79" calcext:value-type="float">
            <text:p>38879</text:p>
          </table:table-cell>
          <table:table-cell office:value-type="float" office:value="349.182709" calcext:value-type="float">
            <text:p>349.182709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00]-[.C39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59" calcext:value-type="float">
            <text:p>38959</text:p>
          </table:table-cell>
          <table:table-cell office:value-type="float" office:value="349.176361" calcext:value-type="float">
            <text:p>349.176361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401]-[.C4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39" calcext:value-type="float">
            <text:p>39039</text:p>
          </table:table-cell>
          <table:table-cell office:value-type="float" office:value="349.184509" calcext:value-type="float">
            <text:p>349.184509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402]-[.C4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18" calcext:value-type="float">
            <text:p>3911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03]-[.C40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98" calcext:value-type="float">
            <text:p>39198</text:p>
          </table:table-cell>
          <table:table-cell office:value-type="float" office:value="349.196838" calcext:value-type="float">
            <text:p>349.19683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404]-[.C4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78" calcext:value-type="float">
            <text:p>39278</text:p>
          </table:table-cell>
          <table:table-cell office:value-type="float" office:value="349.221375" calcext:value-type="float">
            <text:p>349.22137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05]-[.C4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58" calcext:value-type="float">
            <text:p>39358</text:p>
          </table:table-cell>
          <table:table-cell office:value-type="float" office:value="349.245483" calcext:value-type="float">
            <text:p>349.24548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06]-[.C4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37" calcext:value-type="float">
            <text:p>39437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07]-[.C40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17" calcext:value-type="float">
            <text:p>39517</text:p>
          </table:table-cell>
          <table:table-cell office:value-type="float" office:value="349.279083" calcext:value-type="float">
            <text:p>349.27908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408]-[.C4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97" calcext:value-type="float">
            <text:p>3959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409]-[.C4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76" calcext:value-type="float">
            <text:p>39676</text:p>
          </table:table-cell>
          <table:table-cell office:value-type="float" office:value="349.234985" calcext:value-type="float">
            <text:p>349.23498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410]-[.C4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56" calcext:value-type="float">
            <text:p>39756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411]-[.C4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36" calcext:value-type="float">
            <text:p>39836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12]-[.C4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15" calcext:value-type="float">
            <text:p>39915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13]-[.C41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95" calcext:value-type="float">
            <text:p>3999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414]-[.C4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75" calcext:value-type="float">
            <text:p>40075</text:p>
          </table:table-cell>
          <table:table-cell office:value-type="float" office:value="349.220032" calcext:value-type="float">
            <text:p>349.22003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15]-[.C4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55" calcext:value-type="float">
            <text:p>40155</text:p>
          </table:table-cell>
          <table:table-cell office:value-type="float" office:value="349.266846" calcext:value-type="float">
            <text:p>349.26684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16]-[.C4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34" calcext:value-type="float">
            <text:p>4023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417]-[.C4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14" calcext:value-type="float">
            <text:p>40314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418]-[.C4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94" calcext:value-type="float">
            <text:p>40394</text:p>
          </table:table-cell>
          <table:table-cell office:value-type="float" office:value="349.28595" calcext:value-type="float">
            <text:p>349.2859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419]-[.C4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73" calcext:value-type="float">
            <text:p>40473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20]-[.C4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53" calcext:value-type="float">
            <text:p>40553</text:p>
          </table:table-cell>
          <table:table-cell office:value-type="float" office:value="349.266815" calcext:value-type="float">
            <text:p>349.26681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421]-[.C4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33" calcext:value-type="float">
            <text:p>40633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22]-[.C4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12" calcext:value-type="float">
            <text:p>40712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23]-[.C42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92" calcext:value-type="float">
            <text:p>40792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24]-[.C4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72" calcext:value-type="float">
            <text:p>40872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25]-[.C4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52" calcext:value-type="float">
            <text:p>40952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426]-[.C4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31" calcext:value-type="float">
            <text:p>4103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27]-[.C4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11" calcext:value-type="float">
            <text:p>41111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28]-[.C4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91" calcext:value-type="float">
            <text:p>4119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29]-[.C4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70" calcext:value-type="float">
            <text:p>41270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30]-[.C4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50" calcext:value-type="float">
            <text:p>41350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31]-[.C4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30" calcext:value-type="float">
            <text:p>41430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432]-[.C4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09" calcext:value-type="float">
            <text:p>4150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33]-[.C43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89" calcext:value-type="float">
            <text:p>41589</text:p>
          </table:table-cell>
          <table:table-cell office:value-type="float" office:value="349.241852" calcext:value-type="float">
            <text:p>349.24185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34]-[.C4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69" calcext:value-type="float">
            <text:p>41669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435]-[.C4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49" calcext:value-type="float">
            <text:p>41749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436]-[.C4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28" calcext:value-type="float">
            <text:p>41828</text:p>
          </table:table-cell>
          <table:table-cell office:value-type="float" office:value="349.287689" calcext:value-type="float">
            <text:p>349.28768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37]-[.C4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08" calcext:value-type="float">
            <text:p>41908</text:p>
          </table:table-cell>
          <table:table-cell office:value-type="float" office:value="349.302673" calcext:value-type="float">
            <text:p>349.30267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38]-[.C4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88" calcext:value-type="float">
            <text:p>41988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39]-[.C4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67" calcext:value-type="float">
            <text:p>42067</text:p>
          </table:table-cell>
          <table:table-cell office:value-type="float" office:value="349.30545" calcext:value-type="float">
            <text:p>349.30545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40]-[.C4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47" calcext:value-type="float">
            <text:p>42147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441]-[.C4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27" calcext:value-type="float">
            <text:p>42227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42]-[.C4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06" calcext:value-type="float">
            <text:p>42306</text:p>
          </table:table-cell>
          <table:table-cell office:value-type="float" office:value="349.292755" calcext:value-type="float">
            <text:p>349.29275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43]-[.C44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86" calcext:value-type="float">
            <text:p>4238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444]-[.C4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66" calcext:value-type="float">
            <text:p>42466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45]-[.C4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46" calcext:value-type="float">
            <text:p>42546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46]-[.C4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25" calcext:value-type="float">
            <text:p>42625</text:p>
          </table:table-cell>
          <table:table-cell office:value-type="float" office:value="349.265045" calcext:value-type="float">
            <text:p>349.26504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47]-[.C4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05" calcext:value-type="float">
            <text:p>42705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448]-[.C4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85" calcext:value-type="float">
            <text:p>42785</text:p>
          </table:table-cell>
          <table:table-cell office:value-type="float" office:value="349.27002" calcext:value-type="float">
            <text:p>349.2700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49]-[.C4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64" calcext:value-type="float">
            <text:p>42864</text:p>
          </table:table-cell>
          <table:table-cell office:value-type="float" office:value="349.290009" calcext:value-type="float">
            <text:p>349.29000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50]-[.C4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44" calcext:value-type="float">
            <text:p>4294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51]-[.C4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24" calcext:value-type="float">
            <text:p>43024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52]-[.C4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03" calcext:value-type="float">
            <text:p>43103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53]-[.C45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83" calcext:value-type="float">
            <text:p>43183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54]-[.C4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63" calcext:value-type="float">
            <text:p>43263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55]-[.C4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43" calcext:value-type="float">
            <text:p>43343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56]-[.C4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22" calcext:value-type="float">
            <text:p>43422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457]-[.C4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02" calcext:value-type="float">
            <text:p>43502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58]-[.C4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82" calcext:value-type="float">
            <text:p>43582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59]-[.C4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61" calcext:value-type="float">
            <text:p>43661</text:p>
          </table:table-cell>
          <table:table-cell office:value-type="float" office:value="349.29184" calcext:value-type="float">
            <text:p>349.2918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460]-[.C4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41" calcext:value-type="float">
            <text:p>43741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61]-[.C4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21" calcext:value-type="float">
            <text:p>43821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62]-[.C4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00" calcext:value-type="float">
            <text:p>43900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63]-[.C46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80" calcext:value-type="float">
            <text:p>43980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64]-[.C46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60" calcext:value-type="float">
            <text:p>44060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65]-[.C4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40" calcext:value-type="float">
            <text:p>44140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66]-[.C4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19" calcext:value-type="float">
            <text:p>44219</text:p>
          </table:table-cell>
          <table:table-cell office:value-type="float" office:value="349.314056" calcext:value-type="float">
            <text:p>349.31405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67]-[.C4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99" calcext:value-type="float">
            <text:p>44299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468]-[.C4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79" calcext:value-type="float">
            <text:p>4437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469]-[.C4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58" calcext:value-type="float">
            <text:p>4445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70]-[.C4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38" calcext:value-type="float">
            <text:p>44538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71]-[.C4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18" calcext:value-type="float">
            <text:p>4461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472]-[.C4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97" calcext:value-type="float">
            <text:p>44697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73]-[.C47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77" calcext:value-type="float">
            <text:p>44777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74]-[.C47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57" calcext:value-type="float">
            <text:p>44857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475]-[.C4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37" calcext:value-type="float">
            <text:p>44937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476]-[.C4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16" calcext:value-type="float">
            <text:p>4501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77]-[.C4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96" calcext:value-type="float">
            <text:p>4509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478]-[.C4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76" calcext:value-type="float">
            <text:p>45176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79]-[.C4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55" calcext:value-type="float">
            <text:p>4525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80]-[.C4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35" calcext:value-type="float">
            <text:p>45335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481]-[.C4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15" calcext:value-type="float">
            <text:p>45415</text:p>
          </table:table-cell>
          <table:table-cell office:value-type="float" office:value="349.27002" calcext:value-type="float">
            <text:p>349.2700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482]-[.C4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94" calcext:value-type="float">
            <text:p>45494</text:p>
          </table:table-cell>
          <table:table-cell office:value-type="float" office:value="349.234131" calcext:value-type="float">
            <text:p>349.234131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83]-[.C48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74" calcext:value-type="float">
            <text:p>45574</text:p>
          </table:table-cell>
          <table:table-cell office:value-type="float" office:value="349.248688" calcext:value-type="float">
            <text:p>349.24868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84]-[.C48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54" calcext:value-type="float">
            <text:p>45654</text:p>
          </table:table-cell>
          <table:table-cell office:value-type="float" office:value="349.220947" calcext:value-type="float">
            <text:p>349.22094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85]-[.C4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34" calcext:value-type="float">
            <text:p>45734</text:p>
          </table:table-cell>
          <table:table-cell office:value-type="float" office:value="349.222748" calcext:value-type="float">
            <text:p>349.22274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486]-[.C4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13" calcext:value-type="float">
            <text:p>45813</text:p>
          </table:table-cell>
          <table:table-cell office:value-type="float" office:value="349.240479" calcext:value-type="float">
            <text:p>349.24047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87]-[.C4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93" calcext:value-type="float">
            <text:p>45893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488]-[.C4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73" calcext:value-type="float">
            <text:p>4597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89]-[.C4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52" calcext:value-type="float">
            <text:p>46052</text:p>
          </table:table-cell>
          <table:table-cell office:value-type="float" office:value="349.270416" calcext:value-type="float">
            <text:p>349.27041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90]-[.C48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32" calcext:value-type="float">
            <text:p>46132</text:p>
          </table:table-cell>
          <table:table-cell office:value-type="float" office:value="349.284973" calcext:value-type="float">
            <text:p>349.28497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91]-[.C4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12" calcext:value-type="float">
            <text:p>4621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492]-[.C4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91" calcext:value-type="float">
            <text:p>46291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493]-[.C49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71" calcext:value-type="float">
            <text:p>46371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94]-[.C4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51" calcext:value-type="float">
            <text:p>46451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495]-[.C4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31" calcext:value-type="float">
            <text:p>46531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496]-[.C4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10" calcext:value-type="float">
            <text:p>46610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97]-[.C4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90" calcext:value-type="float">
            <text:p>46690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98]-[.C4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70" calcext:value-type="float">
            <text:p>46770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499]-[.C4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49" calcext:value-type="float">
            <text:p>46849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00]-[.C49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29" calcext:value-type="float">
            <text:p>4692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501]-[.C5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09" calcext:value-type="float">
            <text:p>47009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02]-[.C5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88" calcext:value-type="float">
            <text:p>47088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03]-[.C50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68" calcext:value-type="float">
            <text:p>47168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04]-[.C5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48" calcext:value-type="float">
            <text:p>47248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05]-[.C5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28" calcext:value-type="float">
            <text:p>47328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506]-[.C5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07" calcext:value-type="float">
            <text:p>47407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07]-[.C50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87" calcext:value-type="float">
            <text:p>47487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508]-[.C5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67" calcext:value-type="float">
            <text:p>47567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09]-[.C5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46" calcext:value-type="float">
            <text:p>47646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10]-[.C5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26" calcext:value-type="float">
            <text:p>47726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11]-[.C5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06" calcext:value-type="float">
            <text:p>47806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12]-[.C5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85" calcext:value-type="float">
            <text:p>47885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13]-[.C51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65" calcext:value-type="float">
            <text:p>47965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14]-[.C5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45" calcext:value-type="float">
            <text:p>48045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15]-[.C5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25" calcext:value-type="float">
            <text:p>48125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16]-[.C5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04" calcext:value-type="float">
            <text:p>4820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17]-[.C5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84" calcext:value-type="float">
            <text:p>48284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18]-[.C5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64" calcext:value-type="float">
            <text:p>48364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19]-[.C5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43" calcext:value-type="float">
            <text:p>48443</text:p>
          </table:table-cell>
          <table:table-cell office:value-type="float" office:value="349.256836" calcext:value-type="float">
            <text:p>349.25683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20]-[.C5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23" calcext:value-type="float">
            <text:p>48523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521]-[.C5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03" calcext:value-type="float">
            <text:p>48603</text:p>
          </table:table-cell>
          <table:table-cell office:value-type="float" office:value="349.257751" calcext:value-type="float">
            <text:p>349.25775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22]-[.C5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82" calcext:value-type="float">
            <text:p>48682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523]-[.C52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62" calcext:value-type="float">
            <text:p>48762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24]-[.C5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42" calcext:value-type="float">
            <text:p>48842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525]-[.C5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22" calcext:value-type="float">
            <text:p>48922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26]-[.C5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01" calcext:value-type="float">
            <text:p>49001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27]-[.C52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81" calcext:value-type="float">
            <text:p>49081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28]-[.C5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61" calcext:value-type="float">
            <text:p>49161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29]-[.C5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40" calcext:value-type="float">
            <text:p>49240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530]-[.C52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20" calcext:value-type="float">
            <text:p>49320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31]-[.C5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00" calcext:value-type="float">
            <text:p>49400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532]-[.C5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79" calcext:value-type="float">
            <text:p>49479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533]-[.C53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59" calcext:value-type="float">
            <text:p>49559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534]-[.C5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39" calcext:value-type="float">
            <text:p>49639</text:p>
          </table:table-cell>
          <table:table-cell office:value-type="float" office:value="349.203186" calcext:value-type="float">
            <text:p>349.20318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35]-[.C5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19" calcext:value-type="float">
            <text:p>49719</text:p>
          </table:table-cell>
          <table:table-cell office:value-type="float" office:value="349.226349" calcext:value-type="float">
            <text:p>349.22634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36]-[.C5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98" calcext:value-type="float">
            <text:p>49798</text:p>
          </table:table-cell>
          <table:table-cell office:value-type="float" office:value="349.21225" calcext:value-type="float">
            <text:p>349.21225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537]-[.C53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78" calcext:value-type="float">
            <text:p>49878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538]-[.C5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58" calcext:value-type="float">
            <text:p>49958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39]-[.C5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37" calcext:value-type="float">
            <text:p>50037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540]-[.C53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17" calcext:value-type="float">
            <text:p>5011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541]-[.C5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97" calcext:value-type="float">
            <text:p>5019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42]-[.C5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76" calcext:value-type="float">
            <text:p>50276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43]-[.C54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56" calcext:value-type="float">
            <text:p>50356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544]-[.C5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36" calcext:value-type="float">
            <text:p>5043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45]-[.C5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16" calcext:value-type="float">
            <text:p>50516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546]-[.C5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95" calcext:value-type="float">
            <text:p>50595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47]-[.C54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75" calcext:value-type="float">
            <text:p>50675</text:p>
          </table:table-cell>
          <table:table-cell office:value-type="float" office:value="349.253174" calcext:value-type="float">
            <text:p>349.253174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0466" calcext:value-type="float">
            <text:p>12.310466</text:p>
          </table:table-cell>
          <table:table-cell table:formula="of:=[.C548]-[.C5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55" calcext:value-type="float">
            <text:p>50755</text:p>
          </table:table-cell>
          <table:table-cell office:value-type="float" office:value="349.225891" calcext:value-type="float">
            <text:p>349.225891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549]-[.C5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34" calcext:value-type="float">
            <text:p>5083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550]-[.C54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14" calcext:value-type="float">
            <text:p>50914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551]-[.C5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94" calcext:value-type="float">
            <text:p>5099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52]-[.C5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73" calcext:value-type="float">
            <text:p>51073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53]-[.C55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53" calcext:value-type="float">
            <text:p>51153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54]-[.C5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33" calcext:value-type="float">
            <text:p>51233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555]-[.C5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13" calcext:value-type="float">
            <text:p>5131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556]-[.C5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2" calcext:value-type="float">
            <text:p>51392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557]-[.C55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72" calcext:value-type="float">
            <text:p>51472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58]-[.C5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52" calcext:value-type="float">
            <text:p>51552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559]-[.C5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31" calcext:value-type="float">
            <text:p>51631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60]-[.C55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11" calcext:value-type="float">
            <text:p>51711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561]-[.C5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91" calcext:value-type="float">
            <text:p>51791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562]-[.C5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70" calcext:value-type="float">
            <text:p>51870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63]-[.C56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50" calcext:value-type="float">
            <text:p>51950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564]-[.C56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30" calcext:value-type="float">
            <text:p>52030</text:p>
          </table:table-cell>
          <table:table-cell office:value-type="float" office:value="349.305939" calcext:value-type="float">
            <text:p>349.305939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65]-[.C5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10" calcext:value-type="float">
            <text:p>52110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566]-[.C5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89" calcext:value-type="float">
            <text:p>52189</text:p>
          </table:table-cell>
          <table:table-cell office:value-type="float" office:value="349.236847" calcext:value-type="float">
            <text:p>349.236847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567]-[.C56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69" calcext:value-type="float">
            <text:p>52269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568]-[.C5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49" calcext:value-type="float">
            <text:p>5234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569]-[.C5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28" calcext:value-type="float">
            <text:p>52428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70]-[.C56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08" calcext:value-type="float">
            <text:p>52508</text:p>
          </table:table-cell>
          <table:table-cell office:value-type="float" office:value="349.208191" calcext:value-type="float">
            <text:p>349.20819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71]-[.C5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88" calcext:value-type="float">
            <text:p>52588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72]-[.C5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67" calcext:value-type="float">
            <text:p>52667</text:p>
          </table:table-cell>
          <table:table-cell office:value-type="float" office:value="349.230042" calcext:value-type="float">
            <text:p>349.23004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573]-[.C57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47" calcext:value-type="float">
            <text:p>52747</text:p>
          </table:table-cell>
          <table:table-cell office:value-type="float" office:value="349.27594" calcext:value-type="float">
            <text:p>349.2759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574]-[.C57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27" calcext:value-type="float">
            <text:p>52827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75]-[.C5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07" calcext:value-type="float">
            <text:p>52907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76]-[.C5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86" calcext:value-type="float">
            <text:p>52986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577]-[.C5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66" calcext:value-type="float">
            <text:p>53066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78]-[.C5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46" calcext:value-type="float">
            <text:p>53146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79]-[.C5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25" calcext:value-type="float">
            <text:p>5322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580]-[.C57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05" calcext:value-type="float">
            <text:p>53305</text:p>
          </table:table-cell>
          <table:table-cell office:value-type="float" office:value="349.231384" calcext:value-type="float">
            <text:p>349.23138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81]-[.C5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85" calcext:value-type="float">
            <text:p>53385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582]-[.C5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64" calcext:value-type="float">
            <text:p>53464</text:p>
          </table:table-cell>
          <table:table-cell office:value-type="float" office:value="349.185486" calcext:value-type="float">
            <text:p>349.18548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583]-[.C58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44" calcext:value-type="float">
            <text:p>53544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84]-[.C58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24" calcext:value-type="float">
            <text:p>53624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585]-[.C5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04" calcext:value-type="float">
            <text:p>53704</text:p>
          </table:table-cell>
          <table:table-cell office:value-type="float" office:value="349.172699" calcext:value-type="float">
            <text:p>349.17269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86]-[.C5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83" calcext:value-type="float">
            <text:p>53783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587]-[.C5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63" calcext:value-type="float">
            <text:p>53863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88]-[.C5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43" calcext:value-type="float">
            <text:p>53943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589]-[.C5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22" calcext:value-type="float">
            <text:p>54022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90]-[.C58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02" calcext:value-type="float">
            <text:p>54102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91]-[.C5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82" calcext:value-type="float">
            <text:p>54182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592]-[.C5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61" calcext:value-type="float">
            <text:p>54261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93]-[.C59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41" calcext:value-type="float">
            <text:p>54341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594]-[.C5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21" calcext:value-type="float">
            <text:p>5442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595]-[.C5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01" calcext:value-type="float">
            <text:p>54501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96]-[.C5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80" calcext:value-type="float">
            <text:p>54580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97]-[.C5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60" calcext:value-type="float">
            <text:p>54660</text:p>
          </table:table-cell>
          <table:table-cell office:value-type="float" office:value="349.249573" calcext:value-type="float">
            <text:p>349.24957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98]-[.C5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40" calcext:value-type="float">
            <text:p>54740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99]-[.C5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19" calcext:value-type="float">
            <text:p>54819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600]-[.C59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99" calcext:value-type="float">
            <text:p>54899</text:p>
          </table:table-cell>
          <table:table-cell office:value-type="float" office:value="349.255463" calcext:value-type="float">
            <text:p>349.2554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01]-[.C6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79" calcext:value-type="float">
            <text:p>54979</text:p>
          </table:table-cell>
          <table:table-cell office:value-type="float" office:value="349.240479" calcext:value-type="float">
            <text:p>349.240479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602]-[.C6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58" calcext:value-type="float">
            <text:p>55058</text:p>
          </table:table-cell>
          <table:table-cell office:value-type="float" office:value="349.180481" calcext:value-type="float">
            <text:p>349.180481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603]-[.C60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38" calcext:value-type="float">
            <text:p>55138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04]-[.C6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18" calcext:value-type="float">
            <text:p>55218</text:p>
          </table:table-cell>
          <table:table-cell office:value-type="float" office:value="349.21225" calcext:value-type="float">
            <text:p>349.21225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605]-[.C6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97" calcext:value-type="float">
            <text:p>55297</text:p>
          </table:table-cell>
          <table:table-cell office:value-type="float" office:value="349.183655" calcext:value-type="float">
            <text:p>349.18365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606]-[.C60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77" calcext:value-type="float">
            <text:p>55377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607]-[.C60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57" calcext:value-type="float">
            <text:p>55457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608]-[.C6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37" calcext:value-type="float">
            <text:p>55537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09]-[.C6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16" calcext:value-type="float">
            <text:p>55616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10]-[.C60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96" calcext:value-type="float">
            <text:p>55696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611]-[.C6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76" calcext:value-type="float">
            <text:p>55776</text:p>
          </table:table-cell>
          <table:table-cell office:value-type="float" office:value="349.260468" calcext:value-type="float">
            <text:p>349.26046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12]-[.C6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55" calcext:value-type="float">
            <text:p>55855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613]-[.C61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35" calcext:value-type="float">
            <text:p>55935</text:p>
          </table:table-cell>
          <table:table-cell office:value-type="float" office:value="349.220001" calcext:value-type="float">
            <text:p>349.220001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614]-[.C6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15" calcext:value-type="float">
            <text:p>56015</text:p>
          </table:table-cell>
          <table:table-cell office:value-type="float" office:value="349.246796" calcext:value-type="float">
            <text:p>349.24679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615]-[.C6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94" calcext:value-type="float">
            <text:p>56094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16]-[.C61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74" calcext:value-type="float">
            <text:p>56174</text:p>
          </table:table-cell>
          <table:table-cell office:value-type="float" office:value="349.258179" calcext:value-type="float">
            <text:p>349.25817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617]-[.C61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54" calcext:value-type="float">
            <text:p>5625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618]-[.C6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34" calcext:value-type="float">
            <text:p>56334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619]-[.C6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13" calcext:value-type="float">
            <text:p>56413</text:p>
          </table:table-cell>
          <table:table-cell office:value-type="float" office:value="349.274567" calcext:value-type="float">
            <text:p>349.274567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20]-[.C61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93" calcext:value-type="float">
            <text:p>56493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21]-[.C6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73" calcext:value-type="float">
            <text:p>5657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22]-[.C6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52" calcext:value-type="float">
            <text:p>56652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23]-[.C62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32" calcext:value-type="float">
            <text:p>56732</text:p>
          </table:table-cell>
          <table:table-cell office:value-type="float" office:value="349.253204" calcext:value-type="float">
            <text:p>349.253204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624]-[.C6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12" calcext:value-type="float">
            <text:p>56812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625]-[.C6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91" calcext:value-type="float">
            <text:p>56891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26]-[.C62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71" calcext:value-type="float">
            <text:p>56971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27]-[.C6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51" calcext:value-type="float">
            <text:p>57051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628]-[.C6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30" calcext:value-type="float">
            <text:p>57130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629]-[.C62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10" calcext:value-type="float">
            <text:p>57210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630]-[.C62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90" calcext:value-type="float">
            <text:p>57290</text:p>
          </table:table-cell>
          <table:table-cell office:value-type="float" office:value="349.214111" calcext:value-type="float">
            <text:p>349.21411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31]-[.C6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70" calcext:value-type="float">
            <text:p>57370</text:p>
          </table:table-cell>
          <table:table-cell office:value-type="float" office:value="349.182709" calcext:value-type="float">
            <text:p>349.18270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32]-[.C6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49" calcext:value-type="float">
            <text:p>57449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633]-[.C63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29" calcext:value-type="float">
            <text:p>57529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634]-[.C6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09" calcext:value-type="float">
            <text:p>57609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35]-[.C6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88" calcext:value-type="float">
            <text:p>57688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636]-[.C63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68" calcext:value-type="float">
            <text:p>5776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37]-[.C63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48" calcext:value-type="float">
            <text:p>5784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638]-[.C6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27" calcext:value-type="float">
            <text:p>57927</text:p>
          </table:table-cell>
          <table:table-cell office:value-type="float" office:value="349.259552" calcext:value-type="float">
            <text:p>349.259552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39]-[.C63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07" calcext:value-type="float">
            <text:p>58007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640]-[.C63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87" calcext:value-type="float">
            <text:p>58087</text:p>
          </table:table-cell>
          <table:table-cell office:value-type="float" office:value="349.207733" calcext:value-type="float">
            <text:p>349.207733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641]-[.C6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67" calcext:value-type="float">
            <text:p>58167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42]-[.C6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46" calcext:value-type="float">
            <text:p>58246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643]-[.C64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26" calcext:value-type="float">
            <text:p>58326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644]-[.C6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06" calcext:value-type="float">
            <text:p>58406</text:p>
          </table:table-cell>
          <table:table-cell office:value-type="float" office:value="349.16272" calcext:value-type="float">
            <text:p>349.16272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645]-[.C6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85" calcext:value-type="float">
            <text:p>5848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46]-[.C64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65" calcext:value-type="float">
            <text:p>58565</text:p>
          </table:table-cell>
          <table:table-cell office:value-type="float" office:value="349.167297" calcext:value-type="float">
            <text:p>349.16729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647]-[.C64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45" calcext:value-type="float">
            <text:p>58645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48]-[.C6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24" calcext:value-type="float">
            <text:p>58724</text:p>
          </table:table-cell>
          <table:table-cell office:value-type="float" office:value="349.191803" calcext:value-type="float">
            <text:p>349.191803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649]-[.C64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04" calcext:value-type="float">
            <text:p>58804</text:p>
          </table:table-cell>
          <table:table-cell office:value-type="float" office:value="349.215881" calcext:value-type="float">
            <text:p>349.21588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50]-[.C64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84" calcext:value-type="float">
            <text:p>58884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651]-[.C6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64" calcext:value-type="float">
            <text:p>58964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652]-[.C6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43" calcext:value-type="float">
            <text:p>59043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53]-[.C65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23" calcext:value-type="float">
            <text:p>59123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654]-[.C6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03" calcext:value-type="float">
            <text:p>59203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655]-[.C6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82" calcext:value-type="float">
            <text:p>59282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56]-[.C65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62" calcext:value-type="float">
            <text:p>59362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657]-[.C65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42" calcext:value-type="float">
            <text:p>59442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658]-[.C6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21" calcext:value-type="float">
            <text:p>59521</text:p>
          </table:table-cell>
          <table:table-cell office:value-type="float" office:value="349.213654" calcext:value-type="float">
            <text:p>349.21365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659]-[.C65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01" calcext:value-type="float">
            <text:p>5960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660]-[.C65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81" calcext:value-type="float">
            <text:p>59681</text:p>
          </table:table-cell>
          <table:table-cell office:value-type="float" office:value="349.15863" calcext:value-type="float">
            <text:p>349.1586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661]-[.C6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60" calcext:value-type="float">
            <text:p>59760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662]-[.C66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40" calcext:value-type="float">
            <text:p>59840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63]-[.C6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20" calcext:value-type="float">
            <text:p>59920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1347" calcext:value-type="float">
            <text:p>12.311347</text:p>
          </table:table-cell>
          <table:table-cell table:formula="of:=[.C664]-[.C66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349.213654" calcext:value-type="float">
            <text:p>349.213654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65]-[.C6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79" calcext:value-type="float">
            <text:p>60079</text:p>
          </table:table-cell>
          <table:table-cell office:value-type="float" office:value="349.232239" calcext:value-type="float">
            <text:p>349.23223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66]-[.C66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59" calcext:value-type="float">
            <text:p>60159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67]-[.C66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39" calcext:value-type="float">
            <text:p>60239</text:p>
          </table:table-cell>
          <table:table-cell office:value-type="float" office:value="349.195435" calcext:value-type="float">
            <text:p>349.19543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68]-[.C6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18" calcext:value-type="float">
            <text:p>60318</text:p>
          </table:table-cell>
          <table:table-cell office:value-type="float" office:value="349.234985" calcext:value-type="float">
            <text:p>349.23498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669]-[.C66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98" calcext:value-type="float">
            <text:p>6039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670]-[.C66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78" calcext:value-type="float">
            <text:p>6047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671]-[.C6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57" calcext:value-type="float">
            <text:p>60557</text:p>
          </table:table-cell>
          <table:table-cell office:value-type="float" office:value="349.226349" calcext:value-type="float">
            <text:p>349.22634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72]-[.C67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37" calcext:value-type="float">
            <text:p>60637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673]-[.C6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17" calcext:value-type="float">
            <text:p>60717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674]-[.C67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97" calcext:value-type="float">
            <text:p>60797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75]-[.C6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76" calcext:value-type="float">
            <text:p>60876</text:p>
          </table:table-cell>
          <table:table-cell office:value-type="float" office:value="349.219971" calcext:value-type="float">
            <text:p>349.21997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676]-[.C67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56" calcext:value-type="float">
            <text:p>60956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77]-[.C67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36" calcext:value-type="float">
            <text:p>61036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678]-[.C6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15" calcext:value-type="float">
            <text:p>61115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679]-[.C67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95" calcext:value-type="float">
            <text:p>61195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680]-[.C67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75" calcext:value-type="float">
            <text:p>61275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81]-[.C6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54" calcext:value-type="float">
            <text:p>61354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82]-[.C68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34" calcext:value-type="float">
            <text:p>61434</text:p>
          </table:table-cell>
          <table:table-cell office:value-type="float" office:value="349.246338" calcext:value-type="float">
            <text:p>349.246338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683]-[.C6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14" calcext:value-type="float">
            <text:p>61514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684]-[.C68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94" calcext:value-type="float">
            <text:p>61594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2229" calcext:value-type="float">
            <text:p>12.312229</text:p>
          </table:table-cell>
          <table:table-cell table:formula="of:=[.C685]-[.C6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73" calcext:value-type="float">
            <text:p>61673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86]-[.C68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53" calcext:value-type="float">
            <text:p>61753</text:p>
          </table:table-cell>
          <table:table-cell office:value-type="float" office:value="349.176361" calcext:value-type="float">
            <text:p>349.17636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687]-[.C68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33" calcext:value-type="float">
            <text:p>61833</text:p>
          </table:table-cell>
          <table:table-cell office:value-type="float" office:value="349.148193" calcext:value-type="float">
            <text:p>349.148193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1428" calcext:value-type="float">
            <text:p>12.311428</text:p>
          </table:table-cell>
          <table:table-cell table:formula="of:=[.C688]-[.C6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12" calcext:value-type="float">
            <text:p>61912</text:p>
          </table:table-cell>
          <table:table-cell office:value-type="float" office:value="349.164093" calcext:value-type="float">
            <text:p>349.16409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89]-[.C68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92" calcext:value-type="float">
            <text:p>6199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690]-[.C68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72" calcext:value-type="float">
            <text:p>62072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91]-[.C6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51" calcext:value-type="float">
            <text:p>62151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692]-[.C69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31" calcext:value-type="float">
            <text:p>62231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693]-[.C6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11" calcext:value-type="float">
            <text:p>62311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694]-[.C6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91" calcext:value-type="float">
            <text:p>62391</text:p>
          </table:table-cell>
          <table:table-cell office:value-type="float" office:value="349.192749" calcext:value-type="float">
            <text:p>349.19274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95]-[.C6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70" calcext:value-type="float">
            <text:p>62470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96]-[.C69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50" calcext:value-type="float">
            <text:p>62550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697]-[.C69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30" calcext:value-type="float">
            <text:p>62630</text:p>
          </table:table-cell>
          <table:table-cell office:value-type="float" office:value="349.223663" calcext:value-type="float">
            <text:p>349.22366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698]-[.C6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09" calcext:value-type="float">
            <text:p>62709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99]-[.C69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89" calcext:value-type="float">
            <text:p>62789</text:p>
          </table:table-cell>
          <table:table-cell office:value-type="float" office:value="349.239563" calcext:value-type="float">
            <text:p>349.23956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700]-[.C69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69" calcext:value-type="float">
            <text:p>6286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701]-[.C7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48" calcext:value-type="float">
            <text:p>62948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02]-[.C70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28" calcext:value-type="float">
            <text:p>63028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03]-[.C7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08" calcext:value-type="float">
            <text:p>63108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04]-[.C7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88" calcext:value-type="float">
            <text:p>63188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05]-[.C70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67" calcext:value-type="float">
            <text:p>63267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06]-[.C70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47" calcext:value-type="float">
            <text:p>63347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07]-[.C70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27" calcext:value-type="float">
            <text:p>6342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08]-[.C7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06" calcext:value-type="float">
            <text:p>63506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09]-[.C70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86" calcext:value-type="float">
            <text:p>63586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10]-[.C70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66" calcext:value-type="float">
            <text:p>6366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11]-[.C7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45" calcext:value-type="float">
            <text:p>6374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712]-[.C71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25" calcext:value-type="float">
            <text:p>63825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713]-[.C7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05" calcext:value-type="float">
            <text:p>63905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714]-[.C7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85" calcext:value-type="float">
            <text:p>63985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715]-[.C7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64" calcext:value-type="float">
            <text:p>64064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716]-[.C71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44" calcext:value-type="float">
            <text:p>64144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717]-[.C71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24" calcext:value-type="float">
            <text:p>6422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718]-[.C7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03" calcext:value-type="float">
            <text:p>64303</text:p>
          </table:table-cell>
          <table:table-cell office:value-type="float" office:value="349.164124" calcext:value-type="float">
            <text:p>349.16412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719]-[.C71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83" calcext:value-type="float">
            <text:p>64383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720]-[.C71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63" calcext:value-type="float">
            <text:p>64463</text:p>
          </table:table-cell>
          <table:table-cell office:value-type="float" office:value="349.193665" calcext:value-type="float">
            <text:p>349.193665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721]-[.C7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42" calcext:value-type="float">
            <text:p>64542</text:p>
          </table:table-cell>
          <table:table-cell office:value-type="float" office:value="349.217743" calcext:value-type="float">
            <text:p>349.21774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722]-[.C72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22" calcext:value-type="float">
            <text:p>64622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723]-[.C7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02" calcext:value-type="float">
            <text:p>64702</text:p>
          </table:table-cell>
          <table:table-cell office:value-type="float" office:value="349.209106" calcext:value-type="float">
            <text:p>349.20910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24]-[.C7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81" calcext:value-type="float">
            <text:p>64781</text:p>
          </table:table-cell>
          <table:table-cell office:value-type="float" office:value="349.204102" calcext:value-type="float">
            <text:p>349.20410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725]-[.C72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61" calcext:value-type="float">
            <text:p>64861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726]-[.C7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41" calcext:value-type="float">
            <text:p>64941</text:p>
          </table:table-cell>
          <table:table-cell office:value-type="float" office:value="349.169098" calcext:value-type="float">
            <text:p>349.169098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727]-[.C7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21" calcext:value-type="float">
            <text:p>65021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728]-[.C7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00" calcext:value-type="float">
            <text:p>65100</text:p>
          </table:table-cell>
          <table:table-cell office:value-type="float" office:value="349.148163" calcext:value-type="float">
            <text:p>349.148163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729]-[.C72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80" calcext:value-type="float">
            <text:p>65180</text:p>
          </table:table-cell>
          <table:table-cell office:value-type="float" office:value="349.163147" calcext:value-type="float">
            <text:p>349.16314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730]-[.C72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60" calcext:value-type="float">
            <text:p>65260</text:p>
          </table:table-cell>
          <table:table-cell office:value-type="float" office:value="349.199982" calcext:value-type="float">
            <text:p>349.19998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731]-[.C7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39" calcext:value-type="float">
            <text:p>65339</text:p>
          </table:table-cell>
          <table:table-cell office:value-type="float" office:value="349.224976" calcext:value-type="float">
            <text:p>349.22497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32]-[.C73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19" calcext:value-type="float">
            <text:p>65419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33]-[.C73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99" calcext:value-type="float">
            <text:p>65499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734]-[.C7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78" calcext:value-type="float">
            <text:p>6557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735]-[.C73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58" calcext:value-type="float">
            <text:p>65658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736]-[.C7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38" calcext:value-type="float">
            <text:p>65738</text:p>
          </table:table-cell>
          <table:table-cell office:value-type="float" office:value="349.193634" calcext:value-type="float">
            <text:p>349.19363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37]-[.C73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18" calcext:value-type="float">
            <text:p>65818</text:p>
          </table:table-cell>
          <table:table-cell office:value-type="float" office:value="349.237274" calcext:value-type="float">
            <text:p>349.237274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738]-[.C7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97" calcext:value-type="float">
            <text:p>6589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739]-[.C73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77" calcext:value-type="float">
            <text:p>6597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40]-[.C73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57" calcext:value-type="float">
            <text:p>66057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741]-[.C7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36" calcext:value-type="float">
            <text:p>66136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42]-[.C74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16" calcext:value-type="float">
            <text:p>66216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743]-[.C7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96" calcext:value-type="float">
            <text:p>6629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744]-[.C7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75" calcext:value-type="float">
            <text:p>6637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745]-[.C74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55" calcext:value-type="float">
            <text:p>66455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46]-[.C7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35" calcext:value-type="float">
            <text:p>66535</text:p>
          </table:table-cell>
          <table:table-cell office:value-type="float" office:value="349.167725" calcext:value-type="float">
            <text:p>349.167725</text:p>
          </table:table-cell>
          <table:table-cell office:value-type="float" office:value="348.993195" calcext:value-type="float">
            <text:p>348.993195</text:p>
          </table:table-cell>
          <table:table-cell office:value-type="float" office:value="12.310386" calcext:value-type="float">
            <text:p>12.310386</text:p>
          </table:table-cell>
          <table:table-cell table:formula="of:=[.C747]-[.C74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15" calcext:value-type="float">
            <text:p>66615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748]-[.C7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94" calcext:value-type="float">
            <text:p>66694</text:p>
          </table:table-cell>
          <table:table-cell office:value-type="float" office:value="349.155457" calcext:value-type="float">
            <text:p>349.155457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749]-[.C74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74" calcext:value-type="float">
            <text:p>66774</text:p>
          </table:table-cell>
          <table:table-cell office:value-type="float" office:value="349.168152" calcext:value-type="float">
            <text:p>349.16815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50]-[.C74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54" calcext:value-type="float">
            <text:p>66854</text:p>
          </table:table-cell>
          <table:table-cell office:value-type="float" office:value="349.166351" calcext:value-type="float">
            <text:p>349.166351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51]-[.C7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33" calcext:value-type="float">
            <text:p>66933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752]-[.C75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13" calcext:value-type="float">
            <text:p>67013</text:p>
          </table:table-cell>
          <table:table-cell office:value-type="float" office:value="349.184509" calcext:value-type="float">
            <text:p>349.184509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753]-[.C75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93" calcext:value-type="float">
            <text:p>67093</text:p>
          </table:table-cell>
          <table:table-cell office:value-type="float" office:value="349.21225" calcext:value-type="float">
            <text:p>349.2122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754]-[.C7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72" calcext:value-type="float">
            <text:p>67172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755]-[.C75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52" calcext:value-type="float">
            <text:p>67252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56]-[.C7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32" calcext:value-type="float">
            <text:p>67332</text:p>
          </table:table-cell>
          <table:table-cell office:value-type="float" office:value="349.258209" calcext:value-type="float">
            <text:p>349.25820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57]-[.C75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12" calcext:value-type="float">
            <text:p>67412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758]-[.C7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91" calcext:value-type="float">
            <text:p>67491</text:p>
          </table:table-cell>
          <table:table-cell office:value-type="float" office:value="349.263153" calcext:value-type="float">
            <text:p>349.26315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59]-[.C75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71" calcext:value-type="float">
            <text:p>67571</text:p>
          </table:table-cell>
          <table:table-cell office:value-type="float" office:value="349.256775" calcext:value-type="float">
            <text:p>349.25677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60]-[.C75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51" calcext:value-type="float">
            <text:p>67651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761]-[.C7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30" calcext:value-type="float">
            <text:p>67730</text:p>
          </table:table-cell>
          <table:table-cell office:value-type="float" office:value="349.237701" calcext:value-type="float">
            <text:p>349.23770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62]-[.C76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10" calcext:value-type="float">
            <text:p>67810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63]-[.C7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90" calcext:value-type="float">
            <text:p>67890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64]-[.C76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69" calcext:value-type="float">
            <text:p>6796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65]-[.C76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49" calcext:value-type="float">
            <text:p>6804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766]-[.C7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29" calcext:value-type="float">
            <text:p>68129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767]-[.C76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09" calcext:value-type="float">
            <text:p>68209</text:p>
          </table:table-cell>
          <table:table-cell office:value-type="float" office:value="349.252289" calcext:value-type="float">
            <text:p>349.25228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68]-[.C76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88" calcext:value-type="float">
            <text:p>6828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69]-[.C76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68" calcext:value-type="float">
            <text:p>68368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70]-[.C76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48" calcext:value-type="float">
            <text:p>68448</text:p>
          </table:table-cell>
          <table:table-cell office:value-type="float" office:value="349.224091" calcext:value-type="float">
            <text:p>349.22409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71]-[.C7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27" calcext:value-type="float">
            <text:p>68527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72]-[.C77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07" calcext:value-type="float">
            <text:p>68607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773]-[.C7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87" calcext:value-type="float">
            <text:p>68687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74]-[.C77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66" calcext:value-type="float">
            <text:p>68766</text:p>
          </table:table-cell>
          <table:table-cell office:value-type="float" office:value="349.279968" calcext:value-type="float">
            <text:p>349.27996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75]-[.C77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46" calcext:value-type="float">
            <text:p>68846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776]-[.C7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26" calcext:value-type="float">
            <text:p>6892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77]-[.C77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06" calcext:value-type="float">
            <text:p>69006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78]-[.C7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85" calcext:value-type="float">
            <text:p>69085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79]-[.C77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65" calcext:value-type="float">
            <text:p>69165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780]-[.C77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45" calcext:value-type="float">
            <text:p>69245</text:p>
          </table:table-cell>
          <table:table-cell office:value-type="float" office:value="349.227295" calcext:value-type="float">
            <text:p>349.22729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781]-[.C7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24" calcext:value-type="float">
            <text:p>69324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82]-[.C78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04" calcext:value-type="float">
            <text:p>69404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83]-[.C7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84" calcext:value-type="float">
            <text:p>69484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84]-[.C78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63" calcext:value-type="float">
            <text:p>69563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85]-[.C78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43" calcext:value-type="float">
            <text:p>6964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86]-[.C7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23" calcext:value-type="float">
            <text:p>69723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87]-[.C78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03" calcext:value-type="float">
            <text:p>6980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788]-[.C7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82" calcext:value-type="float">
            <text:p>69882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789]-[.C78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62" calcext:value-type="float">
            <text:p>69962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790]-[.C78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42" calcext:value-type="float">
            <text:p>70042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91]-[.C79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21" calcext:value-type="float">
            <text:p>70121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792]-[.C79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01" calcext:value-type="float">
            <text:p>70201</text:p>
          </table:table-cell>
          <table:table-cell office:value-type="float" office:value="349.177734" calcext:value-type="float">
            <text:p>349.177734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793]-[.C7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81" calcext:value-type="float">
            <text:p>70281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794]-[.C7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60" calcext:value-type="float">
            <text:p>70360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795]-[.C79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40" calcext:value-type="float">
            <text:p>70440</text:p>
          </table:table-cell>
          <table:table-cell office:value-type="float" office:value="349.169067" calcext:value-type="float">
            <text:p>349.169067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796]-[.C7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20" calcext:value-type="float">
            <text:p>70520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97]-[.C79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00" calcext:value-type="float">
            <text:p>70600</text:p>
          </table:table-cell>
          <table:table-cell office:value-type="float" office:value="349.220917" calcext:value-type="float">
            <text:p>349.22091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798]-[.C7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79" calcext:value-type="float">
            <text:p>70679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99]-[.C79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59" calcext:value-type="float">
            <text:p>70759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800]-[.C79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39" calcext:value-type="float">
            <text:p>70839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01]-[.C80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18" calcext:value-type="float">
            <text:p>70918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02]-[.C80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98" calcext:value-type="float">
            <text:p>70998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03]-[.C8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78" calcext:value-type="float">
            <text:p>71078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04]-[.C8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57" calcext:value-type="float">
            <text:p>71157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805]-[.C80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37" calcext:value-type="float">
            <text:p>71237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06]-[.C8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17" calcext:value-type="float">
            <text:p>71317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807]-[.C80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97" calcext:value-type="float">
            <text:p>71397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08]-[.C80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76" calcext:value-type="float">
            <text:p>71476</text:p>
          </table:table-cell>
          <table:table-cell office:value-type="float" office:value="349.220001" calcext:value-type="float">
            <text:p>349.22000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09]-[.C80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56" calcext:value-type="float">
            <text:p>71556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10]-[.C80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36" calcext:value-type="float">
            <text:p>71636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11]-[.C81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15" calcext:value-type="float">
            <text:p>71715</text:p>
          </table:table-cell>
          <table:table-cell office:value-type="float" office:value="349.280029" calcext:value-type="float">
            <text:p>349.28002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12]-[.C81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95" calcext:value-type="float">
            <text:p>71795</text:p>
          </table:table-cell>
          <table:table-cell office:value-type="float" office:value="349.263672" calcext:value-type="float">
            <text:p>349.26367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813]-[.C8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75" calcext:value-type="float">
            <text:p>7187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14]-[.C8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54" calcext:value-type="float">
            <text:p>7195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15]-[.C81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34" calcext:value-type="float">
            <text:p>72034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816]-[.C8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14" calcext:value-type="float">
            <text:p>72114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817]-[.C81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94" calcext:value-type="float">
            <text:p>72194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18]-[.C81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73" calcext:value-type="float">
            <text:p>72273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19]-[.C81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53" calcext:value-type="float">
            <text:p>7235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20]-[.C81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33" calcext:value-type="float">
            <text:p>7243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21]-[.C8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12" calcext:value-type="float">
            <text:p>72512</text:p>
          </table:table-cell>
          <table:table-cell office:value-type="float" office:value="349.278168" calcext:value-type="float">
            <text:p>349.27816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22]-[.C82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92" calcext:value-type="float">
            <text:p>72592</text:p>
          </table:table-cell>
          <table:table-cell office:value-type="float" office:value="349.289124" calcext:value-type="float">
            <text:p>349.28912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823]-[.C8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72" calcext:value-type="float">
            <text:p>72672</text:p>
          </table:table-cell>
          <table:table-cell office:value-type="float" office:value="349.256836" calcext:value-type="float">
            <text:p>349.256836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824]-[.C8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51" calcext:value-type="float">
            <text:p>7275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25]-[.C82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31" calcext:value-type="float">
            <text:p>72831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826]-[.C8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11" calcext:value-type="float">
            <text:p>72911</text:p>
          </table:table-cell>
          <table:table-cell office:value-type="float" office:value="349.220001" calcext:value-type="float">
            <text:p>349.22000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827]-[.C8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91" calcext:value-type="float">
            <text:p>72991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28]-[.C8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70" calcext:value-type="float">
            <text:p>73070</text:p>
          </table:table-cell>
          <table:table-cell office:value-type="float" office:value="349.220917" calcext:value-type="float">
            <text:p>349.220917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829]-[.C82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50" calcext:value-type="float">
            <text:p>73150</text:p>
          </table:table-cell>
          <table:table-cell office:value-type="float" office:value="349.19046" calcext:value-type="float">
            <text:p>349.19046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830]-[.C82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30" calcext:value-type="float">
            <text:p>73230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31]-[.C83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09" calcext:value-type="float">
            <text:p>73309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32]-[.C83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89" calcext:value-type="float">
            <text:p>73389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833]-[.C83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69" calcext:value-type="float">
            <text:p>73469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34]-[.C83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48" calcext:value-type="float">
            <text:p>73548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35]-[.C83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28" calcext:value-type="float">
            <text:p>73628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36]-[.C8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08" calcext:value-type="float">
            <text:p>73708</text:p>
          </table:table-cell>
          <table:table-cell office:value-type="float" office:value="349.222748" calcext:value-type="float">
            <text:p>349.22274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37]-[.C83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88" calcext:value-type="float">
            <text:p>73788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838]-[.C83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67" calcext:value-type="float">
            <text:p>73867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839]-[.C83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47" calcext:value-type="float">
            <text:p>7394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840]-[.C83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27" calcext:value-type="float">
            <text:p>74027</text:p>
          </table:table-cell>
          <table:table-cell office:value-type="float" office:value="349.244568" calcext:value-type="float">
            <text:p>349.24456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841]-[.C84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06" calcext:value-type="float">
            <text:p>74106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42]-[.C84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86" calcext:value-type="float">
            <text:p>74186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843]-[.C8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66" calcext:value-type="float">
            <text:p>74266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44]-[.C84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45" calcext:value-type="float">
            <text:p>74345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845]-[.C84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25" calcext:value-type="float">
            <text:p>74425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46]-[.C8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05" calcext:value-type="float">
            <text:p>74505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47]-[.C84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85" calcext:value-type="float">
            <text:p>74585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848]-[.C84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64" calcext:value-type="float">
            <text:p>74664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49]-[.C84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44" calcext:value-type="float">
            <text:p>74744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50]-[.C84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24" calcext:value-type="float">
            <text:p>74824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51]-[.C85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03" calcext:value-type="float">
            <text:p>74903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852]-[.C85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83" calcext:value-type="float">
            <text:p>74983</text:p>
          </table:table-cell>
          <table:table-cell office:value-type="float" office:value="349.209991" calcext:value-type="float">
            <text:p>349.209991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853]-[.C85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63" calcext:value-type="float">
            <text:p>7506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854]-[.C85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42" calcext:value-type="float">
            <text:p>75142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55]-[.C85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22" calcext:value-type="float">
            <text:p>75222</text:p>
          </table:table-cell>
          <table:table-cell office:value-type="float" office:value="349.24411" calcext:value-type="float">
            <text:p>349.24411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856]-[.C8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02" calcext:value-type="float">
            <text:p>7530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57]-[.C85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82" calcext:value-type="float">
            <text:p>75382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58]-[.C85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61" calcext:value-type="float">
            <text:p>75461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59]-[.C85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41" calcext:value-type="float">
            <text:p>75541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60]-[.C85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21" calcext:value-type="float">
            <text:p>75621</text:p>
          </table:table-cell>
          <table:table-cell office:value-type="float" office:value="349.255432" calcext:value-type="float">
            <text:p>349.255432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861]-[.C86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00" calcext:value-type="float">
            <text:p>75700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62]-[.C86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80" calcext:value-type="float">
            <text:p>75780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1108" calcext:value-type="float">
            <text:p>12.311108</text:p>
          </table:table-cell>
          <table:table-cell table:formula="of:=[.C863]-[.C8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60" calcext:value-type="float">
            <text:p>75860</text:p>
          </table:table-cell>
          <table:table-cell office:value-type="float" office:value="349.18045" calcext:value-type="float">
            <text:p>349.1804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864]-[.C86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39" calcext:value-type="float">
            <text:p>75939</text:p>
          </table:table-cell>
          <table:table-cell office:value-type="float" office:value="349.169098" calcext:value-type="float">
            <text:p>349.16909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65]-[.C86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19" calcext:value-type="float">
            <text:p>76019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66]-[.C8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99" calcext:value-type="float">
            <text:p>76099</text:p>
          </table:table-cell>
          <table:table-cell office:value-type="float" office:value="349.190491" calcext:value-type="float">
            <text:p>349.19049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867]-[.C86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78" calcext:value-type="float">
            <text:p>76178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68]-[.C86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58" calcext:value-type="float">
            <text:p>76258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69]-[.C8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38" calcext:value-type="float">
            <text:p>76338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870]-[.C86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18" calcext:value-type="float">
            <text:p>76418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871]-[.C87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97" calcext:value-type="float">
            <text:p>76497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72]-[.C87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77" calcext:value-type="float">
            <text:p>76577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73]-[.C8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57" calcext:value-type="float">
            <text:p>76657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74]-[.C87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36" calcext:value-type="float">
            <text:p>76736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875]-[.C87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16" calcext:value-type="float">
            <text:p>76816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876]-[.C8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96" calcext:value-type="float">
            <text:p>76896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77]-[.C87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75" calcext:value-type="float">
            <text:p>76975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78]-[.C87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55" calcext:value-type="float">
            <text:p>77055</text:p>
          </table:table-cell>
          <table:table-cell office:value-type="float" office:value="349.187256" calcext:value-type="float">
            <text:p>349.187256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2149" calcext:value-type="float">
            <text:p>12.312149</text:p>
          </table:table-cell>
          <table:table-cell table:formula="of:=[.C879]-[.C8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35" calcext:value-type="float">
            <text:p>77135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880]-[.C87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15" calcext:value-type="float">
            <text:p>77215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881]-[.C88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94" calcext:value-type="float">
            <text:p>77294</text:p>
          </table:table-cell>
          <table:table-cell office:value-type="float" office:value="349.218658" calcext:value-type="float">
            <text:p>349.218658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882]-[.C88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74" calcext:value-type="float">
            <text:p>77374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83]-[.C8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54" calcext:value-type="float">
            <text:p>77454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884]-[.C88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33" calcext:value-type="float">
            <text:p>77533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85]-[.C88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13" calcext:value-type="float">
            <text:p>77613</text:p>
          </table:table-cell>
          <table:table-cell office:value-type="float" office:value="349.186829" calcext:value-type="float">
            <text:p>349.186829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886]-[.C8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93" calcext:value-type="float">
            <text:p>77693</text:p>
          </table:table-cell>
          <table:table-cell office:value-type="float" office:value="349.203613" calcext:value-type="float">
            <text:p>349.20361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87]-[.C88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72" calcext:value-type="float">
            <text:p>77772</text:p>
          </table:table-cell>
          <table:table-cell office:value-type="float" office:value="349.165436" calcext:value-type="float">
            <text:p>349.165436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888]-[.C88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52" calcext:value-type="float">
            <text:p>77852</text:p>
          </table:table-cell>
          <table:table-cell office:value-type="float" office:value="349.185455" calcext:value-type="float">
            <text:p>349.18545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89]-[.C8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32" calcext:value-type="float">
            <text:p>77932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890]-[.C88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11" calcext:value-type="float">
            <text:p>78011</text:p>
          </table:table-cell>
          <table:table-cell office:value-type="float" office:value="349.246368" calcext:value-type="float">
            <text:p>349.24636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91]-[.C89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91" calcext:value-type="float">
            <text:p>78091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92]-[.C8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71" calcext:value-type="float">
            <text:p>781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893]-[.C8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51" calcext:value-type="float">
            <text:p>78251</text:p>
          </table:table-cell>
          <table:table-cell office:value-type="float" office:value="349.244995" calcext:value-type="float">
            <text:p>349.24499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94]-[.C89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30" calcext:value-type="float">
            <text:p>78330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895]-[.C89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10" calcext:value-type="float">
            <text:p>78410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96]-[.C8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90" calcext:value-type="float">
            <text:p>78490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97]-[.C89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69" calcext:value-type="float">
            <text:p>78569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98]-[.C89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49" calcext:value-type="float">
            <text:p>78649</text:p>
          </table:table-cell>
          <table:table-cell office:value-type="float" office:value="349.213593" calcext:value-type="float">
            <text:p>349.213593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99]-[.C8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29" calcext:value-type="float">
            <text:p>78729</text:p>
          </table:table-cell>
          <table:table-cell office:value-type="float" office:value="349.19043" calcext:value-type="float">
            <text:p>349.19043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900]-[.C89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08" calcext:value-type="float">
            <text:p>78808</text:p>
          </table:table-cell>
          <table:table-cell office:value-type="float" office:value="349.15274" calcext:value-type="float">
            <text:p>349.15274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901]-[.C90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88" calcext:value-type="float">
            <text:p>78888</text:p>
          </table:table-cell>
          <table:table-cell office:value-type="float" office:value="349.170471" calcext:value-type="float">
            <text:p>349.17047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902]-[.C90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68" calcext:value-type="float">
            <text:p>78968</text:p>
          </table:table-cell>
          <table:table-cell office:value-type="float" office:value="349.144104" calcext:value-type="float">
            <text:p>349.14410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903]-[.C90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48" calcext:value-type="float">
            <text:p>79048</text:p>
          </table:table-cell>
          <table:table-cell office:value-type="float" office:value="349.181366" calcext:value-type="float">
            <text:p>349.181366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04]-[.C90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27" calcext:value-type="float">
            <text:p>79127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05]-[.C90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07" calcext:value-type="float">
            <text:p>79207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06]-[.C90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87" calcext:value-type="float">
            <text:p>7928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07]-[.C90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66" calcext:value-type="float">
            <text:p>79366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908]-[.C90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46" calcext:value-type="float">
            <text:p>7944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909]-[.C90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26" calcext:value-type="float">
            <text:p>79526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910]-[.C90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05" calcext:value-type="float">
            <text:p>79605</text:p>
          </table:table-cell>
          <table:table-cell office:value-type="float" office:value="349.173645" calcext:value-type="float">
            <text:p>349.173645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911]-[.C91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85" calcext:value-type="float">
            <text:p>79685</text:p>
          </table:table-cell>
          <table:table-cell office:value-type="float" office:value="349.180023" calcext:value-type="float">
            <text:p>349.18002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12]-[.C9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65" calcext:value-type="float">
            <text:p>79765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13]-[.C91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45" calcext:value-type="float">
            <text:p>79845</text:p>
          </table:table-cell>
          <table:table-cell office:value-type="float" office:value="349.21048" calcext:value-type="float">
            <text:p>349.21048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914]-[.C91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24" calcext:value-type="float">
            <text:p>79924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915]-[.C91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04" calcext:value-type="float">
            <text:p>80004</text:p>
          </table:table-cell>
          <table:table-cell office:value-type="float" office:value="349.246368" calcext:value-type="float">
            <text:p>349.246368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16]-[.C91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84" calcext:value-type="float">
            <text:p>80084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917]-[.C91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63" calcext:value-type="float">
            <text:p>80163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918]-[.C91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43" calcext:value-type="float">
            <text:p>80243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19]-[.C9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23" calcext:value-type="float">
            <text:p>8032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20]-[.C91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02" calcext:value-type="float">
            <text:p>80402</text:p>
          </table:table-cell>
          <table:table-cell office:value-type="float" office:value="349.224976" calcext:value-type="float">
            <text:p>349.22497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21]-[.C92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82" calcext:value-type="float">
            <text:p>80482</text:p>
          </table:table-cell>
          <table:table-cell office:value-type="float" office:value="349.259552" calcext:value-type="float">
            <text:p>349.25955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922]-[.C9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62" calcext:value-type="float">
            <text:p>80562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23]-[.C9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42" calcext:value-type="float">
            <text:p>80642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24]-[.C9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21" calcext:value-type="float">
            <text:p>80721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925]-[.C92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01" calcext:value-type="float">
            <text:p>80801</text:p>
          </table:table-cell>
          <table:table-cell office:value-type="float" office:value="349.290436" calcext:value-type="float">
            <text:p>349.29043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926]-[.C9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81" calcext:value-type="float">
            <text:p>80881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27]-[.C9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60" calcext:value-type="float">
            <text:p>80960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928]-[.C92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40" calcext:value-type="float">
            <text:p>81040</text:p>
          </table:table-cell>
          <table:table-cell office:value-type="float" office:value="349.265045" calcext:value-type="float">
            <text:p>349.26504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929]-[.C9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20" calcext:value-type="float">
            <text:p>81120</text:p>
          </table:table-cell>
          <table:table-cell office:value-type="float" office:value="349.295959" calcext:value-type="float">
            <text:p>349.29595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30]-[.C92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99" calcext:value-type="float">
            <text:p>81199</text:p>
          </table:table-cell>
          <table:table-cell office:value-type="float" office:value="349.262299" calcext:value-type="float">
            <text:p>349.26229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931]-[.C93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79" calcext:value-type="float">
            <text:p>81279</text:p>
          </table:table-cell>
          <table:table-cell office:value-type="float" office:value="349.256409" calcext:value-type="float">
            <text:p>349.25640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32]-[.C9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59" calcext:value-type="float">
            <text:p>81359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33]-[.C93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38" calcext:value-type="float">
            <text:p>81438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34]-[.C93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18" calcext:value-type="float">
            <text:p>81518</text:p>
          </table:table-cell>
          <table:table-cell office:value-type="float" office:value="349.252716" calcext:value-type="float">
            <text:p>349.25271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935]-[.C93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98" calcext:value-type="float">
            <text:p>81598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936]-[.C93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78" calcext:value-type="float">
            <text:p>81678</text:p>
          </table:table-cell>
          <table:table-cell office:value-type="float" office:value="349.269073" calcext:value-type="float">
            <text:p>349.26907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37]-[.C93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57" calcext:value-type="float">
            <text:p>81757</text:p>
          </table:table-cell>
          <table:table-cell office:value-type="float" office:value="349.301331" calcext:value-type="float">
            <text:p>349.30133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938]-[.C93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37" calcext:value-type="float">
            <text:p>81837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39]-[.C93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17" calcext:value-type="float">
            <text:p>81917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40]-[.C93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96" calcext:value-type="float">
            <text:p>81996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941]-[.C94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76" calcext:value-type="float">
            <text:p>82076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42]-[.C94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56" calcext:value-type="float">
            <text:p>8215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943]-[.C94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35" calcext:value-type="float">
            <text:p>82235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944]-[.C94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15" calcext:value-type="float">
            <text:p>82315</text:p>
          </table:table-cell>
          <table:table-cell office:value-type="float" office:value="349.214111" calcext:value-type="float">
            <text:p>349.214111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945]-[.C9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95" calcext:value-type="float">
            <text:p>82395</text:p>
          </table:table-cell>
          <table:table-cell office:value-type="float" office:value="349.17865" calcext:value-type="float">
            <text:p>349.1786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46]-[.C94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75" calcext:value-type="float">
            <text:p>82475</text:p>
          </table:table-cell>
          <table:table-cell office:value-type="float" office:value="349.173187" calcext:value-type="float">
            <text:p>349.17318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947]-[.C94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54" calcext:value-type="float">
            <text:p>82554</text:p>
          </table:table-cell>
          <table:table-cell office:value-type="float" office:value="349.176819" calcext:value-type="float">
            <text:p>349.176819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948]-[.C94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34" calcext:value-type="float">
            <text:p>82634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949]-[.C94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14" calcext:value-type="float">
            <text:p>82714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50]-[.C94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93" calcext:value-type="float">
            <text:p>82793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951]-[.C95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73" calcext:value-type="float">
            <text:p>82873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52]-[.C95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53" calcext:value-type="float">
            <text:p>82953</text:p>
          </table:table-cell>
          <table:table-cell office:value-type="float" office:value="349.321808" calcext:value-type="float">
            <text:p>349.32180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953]-[.C95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32" calcext:value-type="float">
            <text:p>8303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54]-[.C95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12" calcext:value-type="float">
            <text:p>831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955]-[.C95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92" calcext:value-type="float">
            <text:p>83192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56]-[.C95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72" calcext:value-type="float">
            <text:p>83272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57]-[.C95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51" calcext:value-type="float">
            <text:p>83351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958]-[.C95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31" calcext:value-type="float">
            <text:p>83431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959]-[.C95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11" calcext:value-type="float">
            <text:p>83511</text:p>
          </table:table-cell>
          <table:table-cell office:value-type="float" office:value="349.306793" calcext:value-type="float">
            <text:p>349.30679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60]-[.C95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90" calcext:value-type="float">
            <text:p>83590</text:p>
          </table:table-cell>
          <table:table-cell office:value-type="float" office:value="349.315857" calcext:value-type="float">
            <text:p>349.31585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61]-[.C96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70" calcext:value-type="float">
            <text:p>83670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62]-[.C96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50" calcext:value-type="float">
            <text:p>83750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963]-[.C96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29" calcext:value-type="float">
            <text:p>83829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64]-[.C96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09" calcext:value-type="float">
            <text:p>83909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65]-[.C96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89" calcext:value-type="float">
            <text:p>83989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66]-[.C96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69" calcext:value-type="float">
            <text:p>84069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67]-[.C96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48" calcext:value-type="float">
            <text:p>84148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68]-[.C96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28" calcext:value-type="float">
            <text:p>84228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969]-[.C96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08" calcext:value-type="float">
            <text:p>84308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70]-[.C96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87" calcext:value-type="float">
            <text:p>84387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971]-[.C97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67" calcext:value-type="float">
            <text:p>84467</text:p>
          </table:table-cell>
          <table:table-cell office:value-type="float" office:value="349.277252" calcext:value-type="float">
            <text:p>349.277252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972]-[.C97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47" calcext:value-type="float">
            <text:p>84547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973]-[.C97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26" calcext:value-type="float">
            <text:p>84626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974]-[.C97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06" calcext:value-type="float">
            <text:p>8470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975]-[.C97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86" calcext:value-type="float">
            <text:p>84786</text:p>
          </table:table-cell>
          <table:table-cell office:value-type="float" office:value="349.190002" calcext:value-type="float">
            <text:p>349.19000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76]-[.C97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65" calcext:value-type="float">
            <text:p>84865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77]-[.C97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45" calcext:value-type="float">
            <text:p>84945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78]-[.C97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25" calcext:value-type="float">
            <text:p>85025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79]-[.C97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05" calcext:value-type="float">
            <text:p>85105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80]-[.C97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84" calcext:value-type="float">
            <text:p>85184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81]-[.C98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64" calcext:value-type="float">
            <text:p>85264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82]-[.C98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44" calcext:value-type="float">
            <text:p>85344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983]-[.C98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23" calcext:value-type="float">
            <text:p>8542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84]-[.C98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03" calcext:value-type="float">
            <text:p>85503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985]-[.C98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83" calcext:value-type="float">
            <text:p>85583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986]-[.C98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62" calcext:value-type="float">
            <text:p>85662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87]-[.C98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42" calcext:value-type="float">
            <text:p>85742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988]-[.C98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22" calcext:value-type="float">
            <text:p>85822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89]-[.C98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02" calcext:value-type="float">
            <text:p>85902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990]-[.C98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81" calcext:value-type="float">
            <text:p>8598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91]-[.C99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61" calcext:value-type="float">
            <text:p>86061</text:p>
          </table:table-cell>
          <table:table-cell office:value-type="float" office:value="349.357239" calcext:value-type="float">
            <text:p>349.35723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992]-[.C99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41" calcext:value-type="float">
            <text:p>86141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93]-[.C99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20" calcext:value-type="float">
            <text:p>86220</text:p>
          </table:table-cell>
          <table:table-cell office:value-type="float" office:value="349.305878" calcext:value-type="float">
            <text:p>349.305878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994]-[.C99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00" calcext:value-type="float">
            <text:p>86300</text:p>
          </table:table-cell>
          <table:table-cell office:value-type="float" office:value="349.339966" calcext:value-type="float">
            <text:p>349.33996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995]-[.C99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80" calcext:value-type="float">
            <text:p>86380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96]-[.C99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59" calcext:value-type="float">
            <text:p>86459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97]-[.C99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39" calcext:value-type="float">
            <text:p>86539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998]-[.C99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19" calcext:value-type="float">
            <text:p>86619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999]-[.C99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99" calcext:value-type="float">
            <text:p>86699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000]-[.C999]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03.967774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39:19.370186023</dc:date>
    <meta:editing-duration>PT1H26M3S</meta:editing-duration>
    <meta:editing-cycles>12</meta:editing-cycles>
    <meta:generator>LibreOffice/7.0.4.2$Linux_X86_64 LibreOffice_project/00$Build-2</meta:generator>
    <meta:document-statistic meta:table-count="1" meta:cell-count="5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16cm" svg:height="20.055cm" xlink:href=".." xlink:type="simple" chart:class="chart:line" chart:style-name="ch1">
        <chart:legend chart:legend-position="end" svg:x="31.264cm" svg:y="9.479cm" style:legend-expansion="high" chart:style-name="ch2"/>
        <chart:plot-area chart:style-name="ch3" table:cell-range-address="Sheet1.D1:Sheet1.E250" svg:x="0.909cm" svg:y="0.643cm" svg:width="29.956cm" svg:height="19.246cm">
          <chart:coordinate-region svg:x="2.007cm" svg:y="0.842cm" svg:width="28.858cm" svg:height="18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251343">
                <text:p>349.251343</text:p>
                <draw:g>
                  <svg:desc>Sheet1.D1:Sheet1.D250</svg:desc>
                </draw:g>
              </table:table-cell>
              <table:table-cell office:value-type="float" office:value="349.259094">
                <text:p>349.259094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22226">
                <text:p>349.2222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23175">
                <text:p>349.223175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194519">
                <text:p>349.194519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246826">
                <text:p>349.246826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221832">
                <text:p>349.221832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205902">
                <text:p>349.205902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189545">
                <text:p>349.189545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174988">
                <text:p>349.174988</text:p>
              </table:table-cell>
              <table:table-cell office:value-type="float" office:value="349.081818">
                <text:p>349.0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154968">
                <text:p>349.154968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152252">
                <text:p>349.152252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169525">
                <text:p>349.169525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170898">
                <text:p>349.170898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195465">
                <text:p>349.195465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203644">
                <text:p>349.203644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14081">
                <text:p>349.214081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02728">
                <text:p>349.202728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210907">
                <text:p>349.210907</text:p>
              </table:table-cell>
              <table:table-cell office:value-type="float" office:value="349.104553">
                <text:p>349.104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195465">
                <text:p>349.195465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192291">
                <text:p>349.192291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195892">
                <text:p>349.195892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181793">
                <text:p>349.181793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175873">
                <text:p>349.175873</text:p>
              </table:table-cell>
              <table:table-cell office:value-type="float" office:value="349.075012">
                <text:p>349.07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151337">
                <text:p>349.151337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147736">
                <text:p>349.147736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147278">
                <text:p>349.147278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140442">
                <text:p>349.140442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165924">
                <text:p>349.165924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199097">
                <text:p>349.19909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224548">
                <text:p>349.224548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199524">
                <text:p>349.199524</text:p>
              </table:table-cell>
              <table:table-cell office:value-type="float" office:value="349.0159">
                <text:p>349.0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183167">
                <text:p>349.183167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133636">
                <text:p>349.133636</text:p>
              </table:table-cell>
              <table:table-cell office:value-type="float" office:value="349.03183">
                <text:p>349.03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111389">
                <text:p>349.111389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071838">
                <text:p>349.071838</text:p>
              </table:table-cell>
              <table:table-cell office:value-type="float" office:value="349.036377">
                <text:p>349.036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101379">
                <text:p>349.101379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104065">
                <text:p>349.104065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116791">
                <text:p>349.116791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129089">
                <text:p>349.129089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134094">
                <text:p>349.134094</text:p>
              </table:table-cell>
              <table:table-cell office:value-type="float" office:value="349.061371">
                <text:p>349.061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14093">
                <text:p>349.14093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149078">
                <text:p>349.149078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174072">
                <text:p>349.17407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180481">
                <text:p>349.18048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211823">
                <text:p>349.21182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212311">
                <text:p>349.212311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231384">
                <text:p>349.231384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14569">
                <text:p>349.214569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184113">
                <text:p>349.184113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184113">
                <text:p>349.18411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165894">
                <text:p>349.165894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111816">
                <text:p>349.1118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124084">
                <text:p>349.124084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110474">
                <text:p>349.110474</text:p>
              </table:table-cell>
              <table:table-cell office:value-type="float" office:value="349.027283">
                <text:p>349.02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132751">
                <text:p>349.132751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170898">
                <text:p>349.170898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19543">
                <text:p>349.219543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226807">
                <text:p>349.226807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51801">
                <text:p>349.251801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39563">
                <text:p>349.23956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09534">
                <text:p>349.209534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174561">
                <text:p>349.174561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158203">
                <text:p>349.158203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146393">
                <text:p>349.146393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145905">
                <text:p>349.145905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145447">
                <text:p>349.145447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16864">
                <text:p>349.16864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155914">
                <text:p>349.155914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162262">
                <text:p>349.162262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160919">
                <text:p>349.160919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18454">
                <text:p>349.18454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154541">
                <text:p>349.154541</text:p>
              </table:table-cell>
              <table:table-cell office:value-type="float" office:value="349.034088">
                <text:p>349.034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18045">
                <text:p>349.18045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169067">
                <text:p>349.169067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154968">
                <text:p>349.154968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142731">
                <text:p>349.142731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169983">
                <text:p>349.169983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15683">
                <text:p>349.15683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166809">
                <text:p>349.166809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14682">
                <text:p>349.14682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125427">
                <text:p>349.125427</text:p>
              </table:table-cell>
              <table:table-cell office:value-type="float" office:value="349.097717">
                <text:p>349.097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129974">
                <text:p>349.129974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138123">
                <text:p>349.138123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184082">
                <text:p>349.184082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203186">
                <text:p>349.203186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209961">
                <text:p>349.209961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225433">
                <text:p>349.225433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00439">
                <text:p>349.200439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154541">
                <text:p>349.154541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131775">
                <text:p>349.131775</text:p>
              </table:table-cell>
              <table:table-cell office:value-type="float" office:value="349.070465">
                <text:p>349.070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153625">
                <text:p>349.153625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148621">
                <text:p>349.148621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169556">
                <text:p>349.16955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189117">
                <text:p>349.189117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208649">
                <text:p>349.208649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198639">
                <text:p>349.198639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197723">
                <text:p>349.197723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219086">
                <text:p>349.219086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20032">
                <text:p>349.22003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17285">
                <text:p>349.217285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9.100006">
                <text:p>349.100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200439">
                <text:p>349.200439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189056">
                <text:p>349.189056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175873">
                <text:p>349.175873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161316">
                <text:p>349.161316</text:p>
              </table:table-cell>
              <table:table-cell office:value-type="float" office:value="349.081818">
                <text:p>349.0818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176361">
                <text:p>349.176361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189545">
                <text:p>349.189545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174072">
                <text:p>349.174072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191345">
                <text:p>349.191345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219086">
                <text:p>349.21908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205414">
                <text:p>349.205414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94092">
                <text:p>349.194092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194519">
                <text:p>349.194519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178162">
                <text:p>349.178162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201813">
                <text:p>349.201813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23407">
                <text:p>349.23407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21817">
                <text:p>349.21817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216797">
                <text:p>349.216797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245911">
                <text:p>349.245911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187714">
                <text:p>349.187714</text:p>
              </table:table-cell>
              <table:table-cell office:value-type="float" office:value="349.047729">
                <text:p>349.047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190887">
                <text:p>349.190887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198181">
                <text:p>349.198181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193634">
                <text:p>349.193634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155457">
                <text:p>349.155457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220459">
                <text:p>349.220459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202271">
                <text:p>349.202271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180481">
                <text:p>349.180481</text:p>
              </table:table-cell>
              <table:table-cell office:value-type="float" office:value="349.104553">
                <text:p>349.1045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21637">
                <text:p>349.21637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252716">
                <text:p>349.252716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214539">
                <text:p>349.214539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205444">
                <text:p>349.205444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100006">
                <text:p>349.10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195465">
                <text:p>349.195465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194092">
                <text:p>349.194092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214996">
                <text:p>349.214996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231354">
                <text:p>349.231354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250916">
                <text:p>349.250916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236389">
                <text:p>349.236389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214569">
                <text:p>349.214569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182739">
                <text:p>349.182739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169556">
                <text:p>349.169556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166382">
                <text:p>349.166382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15274">
                <text:p>349.15274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163177">
                <text:p>349.163177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196381">
                <text:p>349.196381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209076">
                <text:p>349.209076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226807">
                <text:p>349.226807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235901">
                <text:p>349.235901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239563">
                <text:p>349.239563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197296">
                <text:p>349.197296</text:p>
              </table:table-cell>
              <table:table-cell office:value-type="float" office:value="349.081818">
                <text:p>349.0818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177277">
                <text:p>349.177277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175903">
                <text:p>349.175903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190887">
                <text:p>349.190887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181366">
                <text:p>349.181366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19455">
                <text:p>349.19455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214539">
                <text:p>349.214539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238647">
                <text:p>349.238647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229095">
                <text:p>349.229095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231354">
                <text:p>349.231354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245453">
                <text:p>349.24545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247711">
                <text:p>349.247711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208191">
                <text:p>349.208191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214996">
                <text:p>349.214996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209076">
                <text:p>349.209076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223633">
                <text:p>349.223633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220459">
                <text:p>349.220459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207733">
                <text:p>349.207733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228638">
                <text:p>349.228638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202271">
                <text:p>349.202271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195465">
                <text:p>349.195465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206848">
                <text:p>349.206848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204102">
                <text:p>349.20410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214996">
                <text:p>349.214996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229095">
                <text:p>349.229095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212738">
                <text:p>349.212738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218201">
                <text:p>349.218201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222717">
                <text:p>349.222717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174988">
                <text:p>349.174988</text:p>
              </table:table-cell>
              <table:table-cell office:value-type="float" office:value="349.104553">
                <text:p>349.1045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161377">
                <text:p>349.161377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178162">
                <text:p>349.178162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197266">
                <text:p>349.197266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218628">
                <text:p>349.218628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279114">
                <text:p>349.279114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270447">
                <text:p>349.270447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257263">
                <text:p>349.257263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251373">
                <text:p>349.251373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209534">
                <text:p>349.209534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237244">
                <text:p>349.237244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224976">
                <text:p>349.224976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225403">
                <text:p>349.225403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198151">
                <text:p>349.198151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210449">
                <text:p>349.210449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194977">
                <text:p>349.194977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241791">
                <text:p>349.241791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238617">
                <text:p>349.238617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242737">
                <text:p>349.242737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240448">
                <text:p>349.240448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243195">
                <text:p>349.243195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230438">
                <text:p>349.230438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233185">
                <text:p>349.233185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240906">
                <text:p>349.240906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267273">
                <text:p>349.267273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260925">
                <text:p>349.260925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252258">
                <text:p>349.252258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235901">
                <text:p>349.235901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256805">
                <text:p>349.256805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252258">
                <text:p>349.252258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227264">
                <text:p>349.227264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198639">
                <text:p>349.198639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191833">
                <text:p>349.191833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139526">
                <text:p>349.139526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124084">
                <text:p>349.124084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130005">
                <text:p>349.130005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142731">
                <text:p>349.142731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153168">
                <text:p>349.153168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179077">
                <text:p>349.179077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171814">
                <text:p>349.171814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191345">
                <text:p>349.191345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19635">
                <text:p>349.19635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179108">
                <text:p>349.179108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207275">
                <text:p>349.207275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220917">
                <text:p>349.220917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245453">
                <text:p>349.245453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215912">
                <text:p>349.215912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22818">
                <text:p>349.22818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239563">
                <text:p>349.239563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219086">
                <text:p>349.219086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210938">
                <text:p>349.210938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218201">
                <text:p>349.218201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216858">
                <text:p>349.216858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171814">
                <text:p>349.171814</text:p>
              </table:table-cell>
              <table:table-cell office:value-type="float" office:value="349.081818">
                <text:p>349.0818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149567">
                <text:p>349.149567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145447">
                <text:p>349.145447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160461">
                <text:p>349.160461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18454">
                <text:p>349.18454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204071">
                <text:p>349.204071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257721">
                <text:p>349.257721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22226">
                <text:p>349.22226</text:p>
              </table:table-cell>
              <table:table-cell office:value-type="float" office:value="349.049988">
                <text:p>349.049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232269">
                <text:p>349.232269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194092">
                <text:p>349.194092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160461">
                <text:p>349.160461</text:p>
              </table:table-cell>
              <table:table-cell office:value-type="float" office:value="349.011353">
                <text:p>349.011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11908">
                <text:p>349.11908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151367">
                <text:p>349.151367</text:p>
              </table:table-cell>
              <table:table-cell office:value-type="float" office:value="349.211365">
                <text:p>349.211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